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Monospace" svg:font-family="Monospace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0" style:family="table">
      <style:table-properties style:width="6.9236in" table:align="left"/>
    </style:style>
    <style:style style:name="Table10.A" style:family="table-column">
      <style:table-column-properties style:column-width="1.3472in"/>
    </style:style>
    <style:style style:name="Table10.B" style:family="table-column">
      <style:table-column-properties style:column-width="5.5764in"/>
    </style:style>
    <style:style style:name="Table10.A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36in" table:align="left"/>
    </style:style>
    <style:style style:name="Table9.A" style:family="table-column">
      <style:table-column-properties style:column-width="1.3472in"/>
    </style:style>
    <style:style style:name="Table9.B" style:family="table-column">
      <style:table-column-properties style:column-width="2.7882in"/>
    </style:style>
    <style:style style:name="Table9.A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36in" table:align="left"/>
    </style:style>
    <style:style style:name="Table8.A" style:family="table-column">
      <style:table-column-properties style:column-width="1.3472in"/>
    </style:style>
    <style:style style:name="Table8.B" style:family="table-column">
      <style:table-column-properties style:column-width="5.5764in"/>
    </style:style>
    <style:style style:name="Table8.A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36in" table:align="left"/>
    </style:style>
    <style:style style:name="Table7.A" style:family="table-column">
      <style:table-column-properties style:column-width="1.3472in"/>
    </style:style>
    <style:style style:name="Table7.B" style:family="table-column">
      <style:table-column-properties style:column-width="2.7882in"/>
    </style:style>
    <style:style style:name="Table7.A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36in" table:align="left"/>
    </style:style>
    <style:style style:name="Table11.A" style:family="table-column">
      <style:table-column-properties style:column-width="1.3472in"/>
    </style:style>
    <style:style style:name="Table11.B" style:family="table-column">
      <style:table-column-properties style:column-width="5.5764in"/>
    </style:style>
    <style:style style:name="Table11.A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A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6" style:family="table">
      <style:table-properties style:width="6.9236in" table:align="left"/>
    </style:style>
    <style:style style:name="Table6.A" style:family="table-column">
      <style:table-column-properties style:column-width="1.3472in"/>
    </style:style>
    <style:style style:name="Table6.B" style:family="table-column">
      <style:table-column-properties style:column-width="2.7882in"/>
    </style:style>
    <style:style style:name="Table6.A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36in" table:align="left"/>
    </style:style>
    <style:style style:name="Table5.A" style:family="table-column">
      <style:table-column-properties style:column-width="1.3472in"/>
    </style:style>
    <style:style style:name="Table5.B" style:family="table-column">
      <style:table-column-properties style:column-width="5.5764in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36in" table:align="left"/>
    </style:style>
    <style:style style:name="Table4.A" style:family="table-column">
      <style:table-column-properties style:column-width="1.3472in"/>
    </style:style>
    <style:style style:name="Table4.B" style:family="table-column">
      <style:table-column-properties style:column-width="2.7882in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" style:family="table">
      <style:table-properties style:width="6.9236in" table:align="left"/>
    </style:style>
    <style:style style:name="Table3.A" style:family="table-column">
      <style:table-column-properties style:column-width="1.3472in"/>
    </style:style>
    <style:style style:name="Table3.B" style:family="table-column">
      <style:table-column-properties style:column-width="2.7882in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36in" table:align="left"/>
    </style:style>
    <style:style style:name="Table1.A" style:family="table-column">
      <style:table-column-properties style:column-width="1.3472in"/>
    </style:style>
    <style:style style:name="Table1.B" style:family="table-column">
      <style:table-column-properties style:column-width="3.2694in"/>
    </style:style>
    <style:style style:name="Table1.C" style:family="table-column">
      <style:table-column-properties style:column-width="2.3069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36in" table:align="left"/>
    </style:style>
    <style:style style:name="Table12.A" style:family="table-column">
      <style:table-column-properties style:column-width="1.3472in"/>
    </style:style>
    <style:style style:name="Table12.B" style:family="table-column">
      <style:table-column-properties style:column-width="2.7882in"/>
    </style:style>
    <style:style style:name="Table12.A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36in" table:align="left"/>
    </style:style>
    <style:style style:name="Table13.A" style:family="table-column">
      <style:table-column-properties style:column-width="1.3472in"/>
    </style:style>
    <style:style style:name="Table13.B" style:family="table-column">
      <style:table-column-properties style:column-width="2.7882in"/>
    </style:style>
    <style:style style:name="Table13.A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36in" table:align="left"/>
    </style:style>
    <style:style style:name="Table15.A" style:family="table-column">
      <style:table-column-properties style:column-width="1.3472in"/>
    </style:style>
    <style:style style:name="Table15.B" style:family="table-column">
      <style:table-column-properties style:column-width="2.7882in"/>
    </style:style>
    <style:style style:name="Table15.A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36in" table:align="left"/>
    </style:style>
    <style:style style:name="Table14.A" style:family="table-column">
      <style:table-column-properties style:column-width="1.3472in"/>
    </style:style>
    <style:style style:name="Table14.B" style:family="table-column">
      <style:table-column-properties style:column-width="2.7882in"/>
    </style:style>
    <style:style style:name="Table14.A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36in" table:align="left"/>
    </style:style>
    <style:style style:name="Table2.A" style:family="table-column">
      <style:table-column-properties style:column-width="1.3472in"/>
    </style:style>
    <style:style style:name="Table2.B" style:family="table-column">
      <style:table-column-properties style:column-width="2.7882in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36in" table:align="left"/>
    </style:style>
    <style:style style:name="Table16.A" style:family="table-column">
      <style:table-column-properties style:column-width="1.3472in"/>
    </style:style>
    <style:style style:name="Table16.B" style:family="table-column">
      <style:table-column-properties style:column-width="5.5764in"/>
    </style:style>
    <style:style style:name="Table16.A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36in" table:align="left"/>
    </style:style>
    <style:style style:name="Table17.A" style:family="table-column">
      <style:table-column-properties style:column-width="1.3472in"/>
    </style:style>
    <style:style style:name="Table17.B" style:family="table-column">
      <style:table-column-properties style:column-width="5.5764in"/>
    </style:style>
    <style:style style:name="Table17.A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36in" table:align="left"/>
    </style:style>
    <style:style style:name="Table18.A" style:family="table-column">
      <style:table-column-properties style:column-width="1.3472in"/>
    </style:style>
    <style:style style:name="Table18.B" style:family="table-column">
      <style:table-column-properties style:column-width="2.7882in"/>
    </style:style>
    <style:style style:name="Table18.A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36in" table:align="left"/>
    </style:style>
    <style:style style:name="Table19.A" style:family="table-column">
      <style:table-column-properties style:column-width="1.3472in"/>
    </style:style>
    <style:style style:name="Table19.B" style:family="table-column">
      <style:table-column-properties style:column-width="2.7882in"/>
    </style:style>
    <style:style style:name="Table19.A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margin-left="0in" fo:margin-right="0in" fo:line-height="150%" fo:text-align="start" style:justify-single-word="false" fo:text-indent="0in" style:auto-text-indent="false" fo:background-color="#fafafa" fo:padding-left="0.0835in" fo:padding-right="0.0835in" fo:padding-top="0.05in" fo:padding-bottom="0.05in" fo:border="0.06pt solid #bbbbbb" style:text-autospace="none">
        <style:background-image/>
      </style:paragraph-properties>
      <style:text-properties fo:font-variant="normal" fo:text-transform="none" style:use-window-font-color="true" style:font-name="Monospace" fo:font-size="10pt" fo:letter-spacing="normal" fo:language="en" fo:country="US" fo:font-style="normal" fo:font-weight="normal" style:font-name-asian="Monospace" style:font-size-asian="10pt" style:font-name-complex="Monospace" style:font-size-complex="10pt"/>
    </style:style>
    <style:style style:name="P2" style:family="paragraph" style:parent-style-name="Preformatted_20_Text">
      <style:paragraph-properties fo:margin-left="0in" fo:margin-right="0in" fo:line-height="150%" fo:text-align="start" style:justify-single-word="false" fo:text-indent="0in" style:auto-text-indent="false" fo:background-color="#fafafa" fo:padding-left="0.0835in" fo:padding-right="0.0835in" fo:padding-top="0.05in" fo:padding-bottom="0.05in" fo:border="0.06pt solid #bbbbbb" style:text-autospace="none">
        <style:background-image/>
      </style:paragraph-properties>
      <style:text-properties fo:font-variant="normal" fo:text-transform="none" style:use-window-font-color="true" style:font-name="Monospace" fo:font-size="10pt" fo:letter-spacing="normal" fo:language="en" fo:country="US" fo:font-style="normal" fo:font-weight="normal" style:font-name-asian="Monospace" style:font-size-asian="10pt" style:font-weight-asian="bold" style:font-name-complex="Monospace" style:font-size-complex="10pt" style:font-weight-complex="bold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0pt" fo:language="en" fo:country="US" style:font-name-asian="Monospace" style:font-size-asian="10pt" style:font-name-complex="Monospace" style:font-size-complex="10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fo:language="en" fo:country="US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fo:language="en" fo:country="US" style:font-name-asian="Monospace" style:font-size-asian="10pt" style:font-name-complex="Monospace" style:font-size-complex="10pt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language="en" fo:country="US"/>
    </style:style>
    <style:style style:name="P7" style:family="paragraph" style:parent-style-name="Standard">
      <style:paragraph-properties fo:line-height="150%" fo:background-color="#fafafa" fo:padding-left="0.0835in" fo:padding-right="0.0835in" fo:padding-top="0.05in" fo:padding-bottom="0.05in" fo:border="0.06pt solid #bbbbbb">
        <style:background-image/>
      </style:paragraph-properties>
      <style:text-properties fo:font-variant="normal" fo:text-transform="none" style:use-window-font-color="true" style:font-name="Monospace" fo:font-size="10pt" fo:letter-spacing="normal" fo:language="en" fo:country="US" fo:font-style="normal" fo:font-weight="normal" style:font-name-asian="Monospace" style:font-size-asian="10pt" style:font-weight-asian="bold" style:font-name-complex="Monospace" style:font-size-complex="10pt" style:font-weight-complex="bold"/>
    </style:style>
    <style:style style:name="P8" style:family="paragraph" style:parent-style-name="Preformatted_20_Text">
      <style:paragraph-properties fo:line-height="150%" fo:background-color="#fafafa" fo:padding-left="0.0835in" fo:padding-right="0.0835in" fo:padding-top="0.05in" fo:padding-bottom="0.05in" fo:border="0.06pt solid #bbbbbb">
        <style:background-image/>
      </style:paragraph-properties>
      <style:text-properties fo:font-variant="normal" fo:text-transform="none" style:use-window-font-color="true" style:font-name="Monospace" fo:font-size="10pt" fo:letter-spacing="normal" fo:language="en" fo:country="US" fo:font-style="normal" fo:font-weight="normal" style:font-name-asian="Monospace" style:font-size-asian="10pt" style:font-weight-asian="bold" style:font-name-complex="Monospace" style:font-size-complex="10pt" style:font-weight-complex="bold"/>
    </style:style>
    <style:style style:name="P9" style:family="paragraph" style:parent-style-name="Preformatted_20_Text">
      <style:paragraph-properties fo:line-height="150%" fo:background-color="#fafafa" fo:padding-left="0.0835in" fo:padding-right="0.0835in" fo:padding-top="0.05in" fo:padding-bottom="0.05in" fo:border="0.06pt solid #bbbbbb">
        <style:background-image/>
      </style:paragraph-properties>
      <style:text-properties fo:font-variant="normal" fo:text-transform="none" style:use-window-font-color="true" style:font-name="Monospace" fo:font-size="10pt" fo:letter-spacing="normal" fo:language="en" fo:country="US" fo:font-style="normal" fo:font-weight="normal" style:font-size-asian="10pt" style:font-size-complex="10pt"/>
    </style:style>
    <style:style style:name="P10" style:family="paragraph" style:parent-style-name="Preformatted_20_Text">
      <style:paragraph-properties fo:line-height="150%" fo:background-color="#fafafa" fo:padding-left="0.0835in" fo:padding-right="0.0835in" fo:padding-top="0.05in" fo:padding-bottom="0.05in" fo:border="0.06pt solid #bbbbbb">
        <style:background-image/>
      </style:paragraph-properties>
      <style:text-properties style:use-window-font-color="true" style:font-name="Monospace" fo:font-size="10pt" fo:language="en" fo:country="US" style:font-size-asian="10pt" style:font-size-complex="10pt"/>
    </style:style>
    <style:style style:name="P11" style:family="paragraph" style:parent-style-name="Standard">
      <style:paragraph-properties fo:line-height="150%" fo:background-color="#fafafa" fo:padding-left="0.0835in" fo:padding-right="0.0835in" fo:padding-top="0.05in" fo:padding-bottom="0.05in" fo:border="0.06pt solid #bbbbbb" style:shadow="none">
        <style:background-image/>
      </style:paragraph-properties>
      <style:text-properties fo:font-variant="normal" fo:text-transform="none" style:use-window-font-color="true" style:font-name="Monospace" fo:font-size="10pt" fo:letter-spacing="normal" fo:language="en" fo:country="US" fo:font-style="normal" fo:font-weight="normal" style:font-name-asian="Monospace" style:font-size-asian="10pt" style:font-name-complex="Monospace" style:font-size-complex="10pt"/>
    </style:style>
    <style:style style:name="P12" style:family="paragraph" style:parent-style-name="Standard">
      <style:paragraph-properties fo:line-height="150%" fo:background-color="#fafafa" fo:padding-left="0.0835in" fo:padding-right="0.0835in" fo:padding-top="0.05in" fo:padding-bottom="0.05in" fo:border="0.06pt solid #bbbbbb" style:shadow="none">
        <style:background-image/>
      </style:paragraph-properties>
      <style:text-properties fo:font-variant="normal" fo:text-transform="none" style:use-window-font-color="true" style:font-name="Monospace" fo:font-size="10pt" fo:letter-spacing="normal" fo:language="en" fo:country="US" fo:font-style="normal" fo:font-weight="normal" style:font-name-asian="Monospace" style:font-size-asian="10pt" style:font-weight-asian="bold" style:font-name-complex="Monospace" style:font-size-complex="10pt" style:font-weight-complex="bold"/>
    </style:style>
    <style:style style:name="P13" style:family="paragraph" style:parent-style-name="Text_20_body">
      <style:paragraph-properties fo:line-height="150%" fo:background-color="#fafafa" fo:padding-left="0.0835in" fo:padding-right="0.0835in" fo:padding-top="0.05in" fo:padding-bottom="0.05in" fo:border="0.06pt solid #bbbbbb" style:shadow="none">
        <style:background-image/>
      </style:paragraph-properties>
      <style:text-properties fo:font-variant="normal" fo:text-transform="none" style:use-window-font-color="true" style:font-name="Monospace" fo:font-size="10pt" fo:letter-spacing="normal" fo:language="en" fo:country="US" fo:font-style="normal" fo:font-weight="normal" style:font-name-asian="Monospace" style:font-size-asian="10pt" style:font-name-complex="Monospace" style:font-size-complex="10pt"/>
    </style:style>
    <style:style style:name="P14" style:family="paragraph" style:parent-style-name="Text_20_body">
      <style:text-properties fo:language="en" fo:country="US"/>
    </style:style>
    <style:style style:name="P15" style:family="paragraph" style:parent-style-name="Text_20_body">
      <style:text-properties fo:language="en" fo:country="US" fo:font-weight="bold" style:font-weight-asian="bold" style:font-weight-complex="bold"/>
    </style:style>
    <style:style style:name="P16" style:family="paragraph" style:parent-style-name="Text_20_body">
      <style:text-properties fo:language="en" fo:country="US" fo:font-weight="normal" style:font-weight-asian="normal" style:font-weight-complex="normal"/>
    </style:style>
    <style:style style:name="P17" style:family="paragraph" style:parent-style-name="Standard">
      <style:text-properties fo:language="en" fo:country="US"/>
    </style:style>
    <style:style style:name="P18" style:family="paragraph" style:parent-style-name="Standard">
      <style:text-properties fo:language="en" fo:country="US" fo:font-weight="bold" style:font-weight-asian="bold" style:font-weight-complex="bold"/>
    </style:style>
    <style:style style:name="P19" style:family="paragraph" style:parent-style-name="Standard">
      <style:paragraph-properties style:shadow="none"/>
      <style:text-properties fo:language="en" fo:country="US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fo:language="en" fo:country="US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font-name="Monospace" fo:font-size="10pt" fo:language="en" fo:country="US" style:font-name-asian="Monospace" style:font-size-asian="10pt" style:font-name-complex="Monospace" style:font-size-complex="10pt"/>
    </style:style>
    <style:style style:name="P22" style:family="paragraph" style:parent-style-name="Table_20_Contents">
      <style:paragraph-properties fo:text-align="start" style:justify-single-word="false"/>
      <style:text-properties style:use-window-font-color="true" style:font-name="Monospace" fo:font-size="10pt" fo:language="en" fo:country="US" fo:background-color="transparent" style:font-name-asian="Monospace" style:font-size-asian="10pt" style:font-name-complex="Monospace" style:font-size-complex="10pt"/>
    </style:style>
    <style:style style:name="P23" style:family="paragraph" style:parent-style-name="Table_20_Contents">
      <style:paragraph-properties fo:text-align="start" style:justify-single-word="false"/>
      <style:text-properties fo:language="en" fo:country="US"/>
    </style:style>
    <style:style style:name="P24" style:family="paragraph" style:parent-style-name="Table_20_Contents">
      <style:paragraph-properties fo:text-align="start" style:justify-single-word="false"/>
    </style:style>
    <style:style style:name="P25" style:family="paragraph" style:parent-style-name="Standard">
      <style:paragraph-properties fo:break-before="page"/>
      <style:text-properties fo:language="en" fo:country="US" fo:font-weight="bold" style:font-weight-asian="bold" style:font-weight-complex="bold"/>
    </style:style>
    <style:style style:name="P26" style:family="paragraph" style:parent-style-name="Standard">
      <style:text-properties fo:language="en" fo:country="US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fo:language="en" fo:country="US" style:font-name-asian="Monospace" style:font-size-asian="10pt" style:font-name-complex="Monospace" style:font-size-complex="10pt"/>
    </style:style>
    <style:style style:name="P28" style:family="paragraph" style:parent-style-name="Text_20_body">
      <style:text-properties fo:language="en" fo:country="US"/>
    </style:style>
    <style:style style:name="P29" style:family="paragraph" style:parent-style-name="Text_20_body" style:list-style-name="L1">
      <style:text-properties fo:language="en" fo:country="US"/>
    </style:style>
    <style:style style:name="P30" style:family="paragraph" style:parent-style-name="Text_20_body">
      <style:text-properties fo:language="en" fo:country="US" fo:font-weight="bold" fo:background-color="transparent" style:font-weight-asian="bold" style:font-weight-complex="bold"/>
    </style:style>
    <style:style style:name="P31" style:family="paragraph" style:parent-style-name="Text_20_body">
      <style:text-properties fo:language="en" fo:country="US" fo:font-weight="bold" style:font-weight-asian="bold" style:font-weight-complex="bold"/>
    </style:style>
    <style:style style:name="P32" style:family="paragraph" style:parent-style-name="Text_20_body" style:list-style-name="L2">
      <style:paragraph-properties fo:margin-top="0in" fo:margin-bottom="0in"/>
      <style:text-properties fo:color="#000000" style:font-name="Monospace" fo:font-size="10pt" fo:language="en" fo:country="US" style:font-name-asian="Monospace" style:font-size-asian="10pt" style:font-name-complex="Monospace" style:font-size-complex="10pt"/>
    </style:style>
    <style:style style:name="P33" style:family="paragraph" style:parent-style-name="Text_20_body" style:list-style-name="L2">
      <style:paragraph-properties fo:margin-left="0in" fo:margin-right="0in" fo:margin-top="0in" fo:margin-bottom="0in" fo:text-align="start" style:justify-single-word="false" fo:text-indent="0in" style:auto-text-indent="false" style:text-autospace="none"/>
      <style:text-properties style:font-name="Monospace" fo:font-size="10pt" fo:language="en" fo:country="US" style:font-name-asian="Monospace" style:font-size-asian="10pt" style:font-name-complex="Monospace" style:font-size-complex="10pt"/>
    </style:style>
    <style:style style:name="P34" style:family="paragraph" style:parent-style-name="Heading_20_1">
      <style:text-properties fo:language="en" fo:country="US"/>
    </style:style>
    <style:style style:name="P35" style:family="paragraph" style:parent-style-name="Heading_20_2">
      <style:text-properties fo:language="en" fo:country="US"/>
    </style:style>
    <style:style style:name="P36" style:family="paragraph" style:parent-style-name="Table_20_Contents">
      <style:paragraph-properties fo:text-align="start" style:justify-single-word="false"/>
      <style:text-properties fo:language="en" fo:country="US"/>
    </style:style>
    <style:style style:name="P37" style:family="paragraph" style:parent-style-name="Table_20_Contents">
      <style:paragraph-properties fo:text-align="start" style:justify-single-word="false"/>
      <style:text-properties style:use-window-font-color="true" style:font-name="Monospace" fo:font-size="10pt" fo:language="en" fo:country="US" fo:background-color="transparent" style:font-name-asian="Monospace" style:font-size-asian="10pt" style:font-name-complex="Monospace" style:font-size-complex="10pt"/>
    </style:style>
    <style:style style:name="P38" style:family="paragraph" style:parent-style-name="Preformatted_20_Text">
      <style:paragraph-properties fo:margin-left="0in" fo:margin-right="0in" fo:line-height="150%" fo:text-align="start" style:justify-single-word="false" fo:text-indent="0in" style:auto-text-indent="false" fo:background-color="#fafafa" fo:padding-left="0.0835in" fo:padding-right="0.0835in" fo:padding-top="0.05in" fo:padding-bottom="0.05in" fo:border="0.06pt solid #bbbbbb" style:text-autospace="none">
        <style:background-image/>
      </style:paragraph-properties>
      <style:text-properties fo:font-variant="normal" fo:text-transform="none" style:use-window-font-color="true" style:font-name="Monospace" fo:font-size="10pt" fo:letter-spacing="normal" fo:language="en" fo:country="US" fo:font-style="normal" fo:font-weight="normal" style:font-name-asian="Monospace" style:font-size-asian="10pt" style:font-weight-asian="bold" style:font-name-complex="Monospace" style:font-size-complex="10pt" style:font-weight-complex="bold"/>
    </style:style>
    <style:style style:name="P39" style:family="paragraph" style:parent-style-name="Preformatted_20_Text">
      <style:paragraph-properties fo:line-height="150%" fo:background-color="#fafafa" fo:padding-left="0.0835in" fo:padding-right="0.0835in" fo:padding-top="0.05in" fo:padding-bottom="0.05in" fo:border="0.06pt solid #bbbbbb">
        <style:background-image/>
      </style:paragraph-properties>
      <style:text-properties fo:font-variant="normal" fo:text-transform="none" style:use-window-font-color="true" style:font-name="Monospace" fo:font-size="10pt" fo:letter-spacing="normal" fo:language="en" fo:country="US" fo:font-style="normal" fo:font-weight="normal" style:font-name-asian="Monospace" style:font-size-asian="10pt" style:font-weight-asian="bold" style:font-name-complex="Monospace" style:font-size-complex="10pt" style:font-weight-complex="bold"/>
    </style:style>
    <style:style style:name="P40" style:family="paragraph" style:parent-style-name="Preformatted_20_Text">
      <style:paragraph-properties fo:line-height="150%" fo:background-color="#fafafa" fo:padding-left="0.0835in" fo:padding-right="0.0835in" fo:padding-top="0.05in" fo:padding-bottom="0.05in" fo:border="0.06pt solid #bbbbbb">
        <style:background-image/>
      </style:paragraph-properties>
      <style:text-properties fo:font-variant="normal" fo:text-transform="none" style:use-window-font-color="true" style:font-name="Monospace" fo:font-size="10pt" fo:letter-spacing="normal" fo:language="en" fo:country="US" fo:font-style="normal" fo:font-weight="normal" style:font-size-asian="10pt" style:font-size-complex="10pt"/>
    </style:style>
    <style:style style:name="P41" style:family="paragraph" style:parent-style-name="Preformatted_20_Text">
      <style:paragraph-properties fo:line-height="150%" fo:background-color="#fafafa" fo:padding-left="0.0835in" fo:padding-right="0.0835in" fo:padding-top="0.05in" fo:padding-bottom="0.05in" fo:border="0.06pt solid #bbbbbb">
        <style:background-image/>
      </style:paragraph-properties>
      <style:text-properties style:use-window-font-color="true" style:font-name="Monospace" fo:font-size="10pt" fo:language="en" fo:country="US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Monospace" fo:font-size="10pt" style:font-name-asian="Monospace" style:font-size-asian="10pt" style:font-name-complex="Monospace" style:font-size-complex="10pt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style:font-name="Monospace" fo:font-size="10pt" style:font-name-asian="Monospace" style:font-size-asian="10pt" style:font-name-complex="Monospace" style:font-size-complex="10pt"/>
    </style:style>
    <style:style style:name="T5" style:family="text">
      <style:text-properties style:use-window-font-color="true" fo:language="en" fo:country="US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variant="normal" fo:text-transform="none" fo:letter-spacing="normal" fo:font-style="normal" fo:font-weight="normal"/>
    </style:style>
    <style:style style:name="T8" style:family="text">
      <style:text-properties fo:font-variant="normal" fo:text-transform="none" fo:letter-spacing="normal" fo:font-style="normal" fo:font-weight="normal" style:font-name-asian="Monospace" style:font-name-complex="Monospace"/>
    </style:style>
    <style:style style:name="T9" style:family="text">
      <style:text-properties fo:font-variant="normal" fo:text-transform="none" fo:letter-spacing="normal" fo:font-style="normal" fo:font-weight="normal" style:font-name-asian="Monospace" style:font-weight-asian="bold" style:font-name-complex="Monospace" style:font-weight-complex="bold"/>
    </style:style>
    <style:style style:name="T10" style:family="text">
      <style:text-properties fo:font-variant="normal" fo:text-transform="none" style:use-window-font-color="true" style:font-name="Monospace" fo:font-size="10pt" fo:letter-spacing="normal" fo:language="en" fo:country="US" fo:font-style="normal" fo:font-weight="normal" style:font-name-asian="Monospace" style:font-size-asian="10pt" style:font-name-complex="Monospace" style:font-size-complex="10pt"/>
    </style:style>
    <style:style style:name="T11" style:family="text">
      <style:text-properties fo:font-variant="normal" fo:text-transform="none" style:use-window-font-color="true" style:font-name="Monospace" fo:font-size="10pt" fo:letter-spacing="normal" fo:font-style="normal" fo:font-weight="normal" style:font-name-asian="Monospace" style:font-size-asian="10pt" style:font-name-complex="Monospace" style:font-size-complex="10pt"/>
    </style:style>
    <style:style style:name="T12" style:family="text">
      <style:text-properties fo:font-variant="normal" fo:text-transform="none" style:use-window-font-color="true" style:font-name="Monospace" fo:font-size="10pt" fo:letter-spacing="normal" fo:font-style="normal" fo:font-weight="normal" fo:background-color="transparent" style:font-name-asian="Monospace" style:font-size-asian="10pt" style:font-name-complex="Monospace" style:font-size-complex="10pt"/>
    </style:style>
    <style:style style:name="T13" style:family="text">
      <style:text-properties fo:font-variant="normal" fo:text-transform="none" style:font-name="Monospace" fo:font-size="10pt" fo:letter-spacing="normal" fo:font-style="normal" fo:font-weight="normal" style:font-name-asian="Monospace" style:font-size-asian="10pt" style:font-name-complex="Monospace" style:font-size-complex="10pt"/>
    </style:style>
    <style:style style:name="T14" style:family="text">
      <style:text-properties fo:language="en" fo:country="US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space-before="0.2945in" text:min-label-width="0.1965in"/>
      </text:list-level-style-bullet>
      <text:list-level-style-bullet text:level="2" text:style-name="Bullet_20_Symbols" text:bullet-char="•">
        <style:list-level-properties text:space-before="0.7854in" text:min-label-width="0.1965in"/>
      </text:list-level-style-bullet>
      <text:list-level-style-bullet text:level="3" text:style-name="Bullet_20_Symbols" text:bullet-char="•">
        <style:list-level-properties text:space-before="1.2764in" text:min-label-width="0.1965in"/>
      </text:list-level-style-bullet>
      <text:list-level-style-bullet text:level="4" text:style-name="Bullet_20_Symbols" text:bullet-char="•">
        <style:list-level-properties text:space-before="1.7673in" text:min-label-width="0.1965in"/>
      </text:list-level-style-bullet>
      <text:list-level-style-bullet text:level="5" text:style-name="Bullet_20_Symbols" text:bullet-char="•">
        <style:list-level-properties text:space-before="2.2583in" text:min-label-width="0.1965in"/>
      </text:list-level-style-bullet>
      <text:list-level-style-bullet text:level="6" text:style-name="Bullet_20_Symbols" text:bullet-char="•">
        <style:list-level-properties text:space-before="2.7492in" text:min-label-width="0.1965in"/>
      </text:list-level-style-bullet>
      <text:list-level-style-bullet text:level="7" text:style-name="Bullet_20_Symbols" text:bullet-char="•">
        <style:list-level-properties text:space-before="3.2402in" text:min-label-width="0.1965in"/>
      </text:list-level-style-bullet>
      <text:list-level-style-bullet text:level="8" text:style-name="Bullet_20_Symbols" text:bullet-char="•">
        <style:list-level-properties text:space-before="3.7315in" text:min-label-width="0.1965in"/>
      </text:list-level-style-bullet>
      <text:list-level-style-bullet text:level="9" text:style-name="Bullet_20_Symbols" text:bullet-char="•">
        <style:list-level-properties text:space-before="4.2224in" text:min-label-width="0.1965in"/>
      </text:list-level-style-bullet>
      <text:list-level-style-bullet text:level="10" text:style-name="Bullet_20_Symbols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smartcampus.vas.community-manager.web" text:name="app_name"/>
      </text:user-field-decls>
      <text:h text:style-name="P34" text:outline-level="1">SOCIAL Service</text:h>
      <text:h text:style-name="P35" text:outline-level="2">1.<text:tab/>Overview</text:h>
      <text:p text:style-name="P14">This service aims at providing a way to access the Social Engine functionalities.</text:p>
      <text:p text:style-name="P14">For this purpose the service exposes the following APIs:</text:p>
      <text:list xml:id="list1229343810" text:style-name="L1">
        <text:list-item>
          <text:p text:style-name="P29">The possibility to get “social” informations such as: groups created by a user, communities which user belongs to, topic followed by the user and then to get: tags suggestions, <text:s/>shared resources of a user, the user resources.</text:p>
        </text:list-item>
        <text:list-item>
          <text:p text:style-name="P29">The creation of own types to categorized a resource.</text:p>
        </text:list-item>
        <text:list-item>
          <text:p text:style-name="P29">The possibility to create,update and delete own resources, the possibility to share and <text:s/>make private a resource.</text:p>
        </text:list-item>
      </text:list>
      <text:h text:style-name="P35" text:outline-level="2">2.<text:tab/>REST APIs</text:h>
      <text:p text:style-name="P15"/>
      <text:p text:style-name="P15">2.1. Social Service</text:p>
      <text:p text:style-name="P14"><text:span text:style-name="T1">Security Considerations</text:span><text:span text:style-name="T6">: every REST invocation MUST be provided with the access token as AUTH_TOKEN HTTP header. All the endpoint addresses are available only over HTTPS.</text:span></text:p>
      <text:p text:style-name="P15">2.1.1. Getting the groups</text:p>
      <text:p text:style-name="P3"><text:tab/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table:number-columns-spanned="2" office:value-type="string">
            <text:p text:style-name="P20">&lt;BASE_URL&gt;/<text:user-field-get text:name="app_name">smartcampus.vas.community-manager.web</text:user-field-get><text:span text:style-name="T2">/eu.trentorise.smartcampus.cm.model.Group</text:span></text:p>
          </table:table-cell>
          <table:covered-table-cell/>
        </table:table-row>
        <table:table-row>
          <table:table-cell table:style-name="Table10.A2" office:value-type="string">
            <text:p text:style-name="P23">Description</text:p>
          </table:table-cell>
          <table:table-cell table:style-name="Table10.B2" office:value-type="string">
            <text:p text:style-name="P23">Retrieves all groups of the user</text:p>
          </table:table-cell>
        </table:table-row>
        <table:table-row>
          <table:table-cell table:style-name="Table10.A2" office:value-type="string">
            <text:p text:style-name="P23">HTTP METHOD</text:p>
          </table:table-cell>
          <table:table-cell table:style-name="Table10.B2" office:value-type="string">
            <text:p text:style-name="P21">GET</text:p>
          </table:table-cell>
        </table:table-row>
        <table:table-row>
          <table:table-cell table:style-name="Table10.A2" office:value-type="string">
            <text:p text:style-name="P23">INPUT</text:p>
          </table:table-cell>
          <table:table-cell table:style-name="Table10.B2" office:value-type="string">
            <text:p text:style-name="P23"/>
          </table:table-cell>
        </table:table-row>
        <table:table-row>
          <table:table-cell table:style-name="Table10.A2" office:value-type="string">
            <text:p text:style-name="P23">OUTPUT</text:p>
          </table:table-cell>
          <table:table-cell table:style-name="Table10.B2" office:value-type="string">
            <text:p text:style-name="P23">The list of groups of a user</text:p>
          </table:table-cell>
        </table:table-row>
      </table:table>
      <text:p text:style-name="P3"><text:tab/></text:p>
      <text:p text:style-name="P15">Example: </text:p>
      <text:p text:style-name="P10"><text:span text:style-name="T7">GET /</text:span><text:span text:style-name="T7"><text:user-field-get text:name="app_name">smartcampus.vas.community-manager.web</text:user-field-get></text:span><text:span text:style-name="T8">/eu.trentorise.smartcampus.cm.model.Group</text:span></text:p>
      <text:p text:style-name="P9">Host: https://vas-dev.smartcampuslab.it </text:p>
      <text:p text:style-name="P9">Headers: AUTH_TOKEN=123testtoken123</text:p>
      <text:p text:style-name="P1">Accept: application/json</text:p>
      <text:p text:style-name="P3"/>
      <text:p text:style-name="P14">The resulting response</text:p>
      <text:p text:style-name="P13">[{"name":"My People","id":"-1","users":[],"socialId":-1,"version":0,"user":null,"updateTime":-1}]</text:p>
      <text:p text:style-name="P3"><text:tab/></text:p>
      <text:p text:style-name="P15">2.1.2. Getting a specific group</text:p>
      <table:table table:name="Table9" table:style-name="Table9">
        <table:table-column table:style-name="Table9.A"/>
        <table:table-column table:style-name="Table9.B" table:number-columns-repeated="2"/>
        <table:table-row>
          <table:table-cell table:style-name="Table9.A1" table:number-columns-spanned="3" office:value-type="string">
            <text:p text:style-name="P23">&lt;<text:span text:style-name="T3">BASE_URL&gt;/</text:span><text:span text:style-name="T3"><text:user-field-get text:name="app_name">smartcampus.vas.community-manager.web</text:user-field-get></text:span><text:soft-page-break/><text:span text:style-name="T4">/</text:span><text:span text:style-name="T11">eu.trentorise.smartcampus.cm.model.Group/&lt;GROUP_ID&gt;</text:span></text:p>
          </table:table-cell>
          <table:covered-table-cell/>
          <table:covered-table-cell/>
        </table:table-row>
        <table:table-row>
          <table:table-cell table:style-name="Table9.A2" office:value-type="string">
            <text:p text:style-name="P23">Description</text:p>
          </table:table-cell>
          <table:table-cell table:style-name="Table9.B2" table:number-columns-spanned="2" office:value-type="string">
            <text:p text:style-name="P23">Getting a specific group</text:p>
          </table:table-cell>
          <table:covered-table-cell/>
        </table:table-row>
        <table:table-row>
          <table:table-cell table:style-name="Table9.A2" office:value-type="string">
            <text:p text:style-name="P20">HTTP METHOD</text:p>
          </table:table-cell>
          <table:table-cell table:style-name="Table9.B2" table:number-columns-spanned="2" office:value-type="string">
            <text:p text:style-name="P21">GET</text:p>
          </table:table-cell>
          <table:covered-table-cell/>
        </table:table-row>
        <table:table-row>
          <table:table-cell table:style-name="Table9.A2" office:value-type="string">
            <text:p text:style-name="P23">INPUT</text:p>
          </table:table-cell>
          <table:table-cell table:style-name="Table9.A2" office:value-type="string">
            <text:p text:style-name="P23">GROUP_ID</text:p>
          </table:table-cell>
          <table:table-cell table:style-name="Table9.B2" office:value-type="string">
            <text:p text:style-name="P23">Id of the group</text:p>
          </table:table-cell>
        </table:table-row>
        <table:table-row>
          <table:table-cell table:style-name="Table9.A2" office:value-type="string">
            <text:p text:style-name="P23">OUTPUT</text:p>
          </table:table-cell>
          <table:table-cell table:style-name="Table9.B2" table:number-columns-spanned="2" office:value-type="string">
            <text:p text:style-name="P23">The requested group</text:p>
          </table:table-cell>
          <table:covered-table-cell/>
        </table:table-row>
      </table:table>
      <text:p text:style-name="P3"><text:tab/></text:p>
      <text:p text:style-name="P15">Example:</text:p>
      <text:p text:style-name="P10"><text:span text:style-name="T7">GET </text:span><text:span text:style-name="T8">/</text:span><text:span text:style-name="T8"><text:user-field-get text:name="app_name">smartcampus.vas.community-manager.web</text:user-field-get></text:span><text:span text:style-name="T8">/eu.trentorise.smartcampus.cm.model.Group/123groupid123</text:span></text:p>
      <text:p text:style-name="P9">Host: https://vas-dev.smartcampuslab.it </text:p>
      <text:p text:style-name="P9">Headers: AUTH_TOKEN=123testtoken123</text:p>
      <text:p text:style-name="P2">Accept: application/json</text:p>
      <text:p text:style-name="P3"/>
      <text:p text:style-name="P14">The resulting response</text:p>
      <text:p text:style-name="P13">{"name":"My People","id":"123groupid123","users":[],"socialId":1234id,"version":0,"user":null,"updateTime":-1}</text:p>
      <text:p text:style-name="P3"><text:tab/></text:p>
      <text:p text:style-name="P17"/>
      <text:p text:style-name="P18">2.1.3. Getting communities</text:p>
      <text:p text:style-name="P18"/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columns-spanned="2" office:value-type="string">
            <text:p text:style-name="P23">&lt;<text:span text:style-name="T3">BASE_URL&gt;/</text:span><text:span text:style-name="T4">/</text:span><text:span text:style-name="T4"><text:user-field-get text:name="app_name">smartcampus.vas.community-manager.web</text:user-field-get></text:span><text:span text:style-name="T4">/</text:span><text:span text:style-name="T11">eu.trentorise.smartcampus.cm.model.Community</text:span></text:p>
          </table:table-cell>
          <table:covered-table-cell/>
        </table:table-row>
        <table:table-row>
          <table:table-cell table:style-name="Table8.A2" office:value-type="string">
            <text:p text:style-name="P23">Description</text:p>
          </table:table-cell>
          <table:table-cell table:style-name="Table8.B2" office:value-type="string">
            <text:p text:style-name="P23">Retrieves all communities which user belongs to</text:p>
          </table:table-cell>
        </table:table-row>
        <table:table-row>
          <table:table-cell table:style-name="Table8.A2" office:value-type="string">
            <text:p text:style-name="P23">HTTP METHOD</text:p>
          </table:table-cell>
          <table:table-cell table:style-name="Table8.B2" office:value-type="string">
            <text:p text:style-name="P21">GET</text:p>
          </table:table-cell>
        </table:table-row>
        <table:table-row>
          <table:table-cell table:style-name="Table8.A2" office:value-type="string">
            <text:p text:style-name="P23">INPUT</text:p>
          </table:table-cell>
          <table:table-cell table:style-name="Table8.B2" office:value-type="string">
            <text:p text:style-name="P23"/>
          </table:table-cell>
        </table:table-row>
        <table:table-row>
          <table:table-cell table:style-name="Table8.A2" office:value-type="string">
            <text:p text:style-name="P23">OUTPUT</text:p>
          </table:table-cell>
          <table:table-cell table:style-name="Table8.B2" office:value-type="string">
            <text:p text:style-name="P23">The list of communities which user belongs to</text:p>
          </table:table-cell>
        </table:table-row>
      </table:table>
      <text:p text:style-name="P4"/>
      <text:p text:style-name="P15">Example:</text:p>
      <text:p text:style-name="P10"><text:span text:style-name="T8">GET /</text:span><text:span text:style-name="T8"><text:user-field-get text:name="app_name">smartcampus.vas.community-manager.web</text:user-field-get></text:span><text:span text:style-name="T8">/eu.trentorise.smartcampus.cm.model.Community</text:span></text:p>
      <text:p text:style-name="P9">Host: https://vas-dev.smartcampuslab.it </text:p>
      <text:p text:style-name="P9">Headers: AUTH_TOKEN=123testtoken123</text:p>
      <text:p text:style-name="P2">Accept: application/json</text:p>
      <text:p text:style-name="P3"/>
      <text:p text:style-name="P14">The resulting response</text:p>
      <text:p text:style-name="P11">[{"name":"Smartcampus","id":"1234id","description":null,"tags":null,"socialId":12333id,"version":0,"user":null,"updateTime":-1}]</text:p>
      <text:p text:style-name="P3"><text:tab/></text:p>
      <text:p text:style-name="P17"/>
      <text:p text:style-name="P18">2.1.4. Getting a specific community</text:p>
      <text:p text:style-name="P18"/>
      <table:table table:name="Table7" table:style-name="Table7">
        <table:table-column table:style-name="Table7.A"/>
        <table:table-column table:style-name="Table7.B" table:number-columns-repeated="2"/>
        <text:soft-page-break/>
        <table:table-row>
          <table:table-cell table:style-name="Table7.A1" table:number-columns-spanned="3" office:value-type="string">
            <text:p text:style-name="P23"><text:span text:style-name="T4">&lt;BASE_URL&gt;//</text:span><text:span text:style-name="T4"><text:user-field-get text:name="app_name">smartcampus.vas.community-manager.web</text:user-field-get></text:span><text:span text:style-name="T4">/</text:span><text:span text:style-name="T11">eu.trentorise.smartcampus.cm.model.Community/&lt;COMM_ID&gt;</text:span></text:p>
          </table:table-cell>
          <table:covered-table-cell/>
          <table:covered-table-cell/>
        </table:table-row>
        <table:table-row>
          <table:table-cell table:style-name="Table7.A2" office:value-type="string">
            <text:p text:style-name="P23">Description</text:p>
          </table:table-cell>
          <table:table-cell table:style-name="Table7.B2" table:number-columns-spanned="2" office:value-type="string">
            <text:p text:style-name="P23">Returns a specific community</text:p>
          </table:table-cell>
          <table:covered-table-cell/>
        </table:table-row>
        <table:table-row>
          <table:table-cell table:style-name="Table7.A2" office:value-type="string">
            <text:p text:style-name="P20">HTTP METHOD</text:p>
          </table:table-cell>
          <table:table-cell table:style-name="Table7.B2" table:number-columns-spanned="2" office:value-type="string">
            <text:p text:style-name="P21">GET</text:p>
          </table:table-cell>
          <table:covered-table-cell/>
        </table:table-row>
        <table:table-row>
          <table:table-cell table:style-name="Table7.A2" office:value-type="string">
            <text:p text:style-name="P23">INPUT</text:p>
          </table:table-cell>
          <table:table-cell table:style-name="Table7.A2" office:value-type="string">
            <text:p text:style-name="P23">COMM_ID</text:p>
          </table:table-cell>
          <table:table-cell table:style-name="Table7.B2" office:value-type="string">
            <text:p text:style-name="P23">Id of the community</text:p>
          </table:table-cell>
        </table:table-row>
        <table:table-row>
          <table:table-cell table:style-name="Table7.A2" office:value-type="string">
            <text:p text:style-name="P23">OUTPUT</text:p>
          </table:table-cell>
          <table:table-cell table:style-name="Table7.B2" table:number-columns-spanned="2" office:value-type="string">
            <text:p text:style-name="P23">The requested community</text:p>
          </table:table-cell>
          <table:covered-table-cell/>
        </table:table-row>
      </table:table>
      <text:p text:style-name="P17"/>
      <text:p text:style-name="P15">Example:</text:p>
      <text:p text:style-name="P10"><text:span text:style-name="T7">GET </text:span><text:span text:style-name="T8">/</text:span><text:span text:style-name="T8"><text:user-field-get text:name="app_name">smartcampus.vas.community-manager.web</text:user-field-get></text:span><text:span text:style-name="T8">/eu.trentorise.smartcampus.cm.model.Community/12344id123</text:span></text:p>
      <text:p text:style-name="P9">Host: https://vas-dev.smartcampuslab.it </text:p>
      <text:p text:style-name="P9">Headers: AUTH_TOKEN=123testtoken123</text:p>
      <text:p text:style-name="P2">Accept: application/json</text:p>
      <text:p text:style-name="P3"/>
      <text:p text:style-name="P17">The resulting response will look as follows:</text:p>
      <text:p text:style-name="P17"/>
      <text:p text:style-name="P12">{"name":"Smartcampus","id":"12344id123","description":null,"tags":null,"socialId":12333id,"version":0,"user":null,"updateTime":-1}</text:p>
      <text:p text:style-name="P19"/>
      <text:p text:style-name="P18">2.1.5. Getting the user topics</text:p>
      <text:p text:style-name="P18"/>
      <table:table table:name="Table11" table:style-name="Table11">
        <table:table-column table:style-name="Table11.A"/>
        <table:table-column table:style-name="Table11.B"/>
        <table:table-row>
          <table:table-cell table:style-name="Table11.A1" table:number-columns-spanned="2" office:value-type="string">
            <text:p text:style-name="P20"><text:span text:style-name="T2">&lt;BASE_URL&gt;/</text:span><text:span text:style-name="T2"><text:user-field-get text:name="app_name">smartcampus.vas.community-manager.web</text:user-field-get></text:span><text:span text:style-name="T2">/</text:span><text:span text:style-name="T13">eu.trentorise.smartcampus.cm.model.Topic</text:span></text:p>
          </table:table-cell>
          <table:covered-table-cell/>
        </table:table-row>
        <table:table-row>
          <table:table-cell table:style-name="Table11.A2" office:value-type="string">
            <text:p text:style-name="P23">Description</text:p>
          </table:table-cell>
          <table:table-cell table:style-name="Table11.B2" office:value-type="string">
            <text:p text:style-name="P23">Returns the list of user topics</text:p>
          </table:table-cell>
        </table:table-row>
        <table:table-row>
          <table:table-cell table:style-name="Table11.A2" office:value-type="string">
            <text:p text:style-name="P23">HTTP METHOD</text:p>
          </table:table-cell>
          <table:table-cell table:style-name="Table11.B2" office:value-type="string">
            <text:p text:style-name="P21">GET</text:p>
          </table:table-cell>
        </table:table-row>
        <table:table-row>
          <table:table-cell table:style-name="Table11.A4" office:value-type="string">
            <text:p text:style-name="P23">INPUT</text:p>
          </table:table-cell>
          <table:table-cell table:style-name="Table11.B2" office:value-type="string">
            <text:p text:style-name="P23"/>
          </table:table-cell>
        </table:table-row>
        <table:table-row>
          <table:table-cell table:style-name="Table11.A2" office:value-type="string">
            <text:p text:style-name="P23">OUTPUT</text:p>
          </table:table-cell>
          <table:table-cell table:style-name="Table11.B2" office:value-type="string">
            <text:p text:style-name="P23">The list of user topics</text:p>
          </table:table-cell>
        </table:table-row>
      </table:table>
      <text:p text:style-name="P17"/>
      <text:p text:style-name="P18">Example:</text:p>
      <text:p text:style-name="P18"/>
      <text:p text:style-name="P18"/>
      <text:p text:style-name="P10"><text:span text:style-name="T7">GET </text:span><text:span text:style-name="T8"><text:s/>/</text:span><text:span text:style-name="T8"><text:user-field-get text:name="app_name">smartcampus.vas.community-manager.web</text:user-field-get></text:span><text:span text:style-name="T8">/eu.trentorise.smartcampus.cm.model.Topic</text:span></text:p>
      <text:p text:style-name="P9">Host: https://vas-dev.smartcampuslab.it </text:p>
      <text:p text:style-name="P9">Headers: AUTH_TOKEN=123testtoken123</text:p>
      <text:p text:style-name="P2">Accept: application/json</text:p>
      <text:p text:style-name="P17"/>
      <text:p text:style-name="P17">The resulting response will look as follows:</text:p>
      <text:p text:style-name="P17"/>
      <text:p text:style-name="P7">[{"name":"Following Multisala Astra","id":"1234444","groups":[],"users":[],"status":1,"entities":[{"name":"Multisala Astra","id":1234444,"description":null,"summary":null}],"socialId":1234455,"communities":<text:soft-page-break/>[{"name":"Smartcampus","id":"12345","description":null,"tags":null,"socialId":123455,"version":0,"user":null,"updateTime":-1}],"keywords":[],"concepts":[],"contentTypes":["event","journey","experience","computer file","narrative","location","portfolio"],"allUsers":true,"allKnownUsers":false,"allCommunities":true,"allKnownCommunities":false,"version":0,"user":null,"updateTime":-1}]</text:p>
      <text:list xml:id="list955346195" text:style-name="L2">
        <text:list-header>
          <text:p text:style-name="P32"/>
        </text:list-header>
      </text:list>
      <text:p text:style-name="P15">2.1.6. Getting a specific user topic</text:p>
      <table:table table:name="Table6" table:style-name="Table6">
        <table:table-column table:style-name="Table6.A"/>
        <table:table-column table:style-name="Table6.B" table:number-columns-repeated="2"/>
        <table:table-row>
          <table:table-cell table:style-name="Table6.A1" table:number-columns-spanned="3" office:value-type="string">
            <text:p text:style-name="P20"><text:span text:style-name="T2">&lt;BASE_URL&gt;/</text:span><text:span text:style-name="T2"><text:user-field-get text:name="app_name">smartcampus.vas.community-manager.web</text:user-field-get></text:span><text:span text:style-name="T2">/</text:span><text:span text:style-name="T13">eu.trentorise.smartcampus.cm.model.Topic/&lt;TOPIC_ID&gt;</text:span></text:p>
          </table:table-cell>
          <table:covered-table-cell/>
          <table:covered-table-cell/>
        </table:table-row>
        <table:table-row>
          <table:table-cell table:style-name="Table6.A2" office:value-type="string">
            <text:p text:style-name="P23">Description</text:p>
          </table:table-cell>
          <table:table-cell table:style-name="Table6.B2" table:number-columns-spanned="2" office:value-type="string">
            <text:p text:style-name="P23">Retrieves informations about a specific user topic</text:p>
          </table:table-cell>
          <table:covered-table-cell/>
        </table:table-row>
        <table:table-row>
          <table:table-cell table:style-name="Table6.A2" office:value-type="string">
            <text:p text:style-name="P23">HTTP METHOD</text:p>
          </table:table-cell>
          <table:table-cell table:style-name="Table6.B2" table:number-columns-spanned="2" office:value-type="string">
            <text:p text:style-name="P21">GET</text:p>
          </table:table-cell>
          <table:covered-table-cell/>
        </table:table-row>
        <table:table-row>
          <table:table-cell table:style-name="Table6.A2" office:value-type="string">
            <text:p text:style-name="P23">INPUT</text:p>
          </table:table-cell>
          <table:table-cell table:style-name="Table6.A2" office:value-type="string">
            <text:p text:style-name="P23">TOPIC_ID</text:p>
          </table:table-cell>
          <table:table-cell table:style-name="Table6.B2" office:value-type="string">
            <text:p text:style-name="P23">The id of the topic</text:p>
          </table:table-cell>
        </table:table-row>
        <table:table-row>
          <table:table-cell table:style-name="Table6.A2" office:value-type="string">
            <text:p text:style-name="P23">OUTPUT</text:p>
          </table:table-cell>
          <table:table-cell table:style-name="Table6.B2" table:number-columns-spanned="2" office:value-type="string">
            <text:p text:style-name="P23">The requested topic informations</text:p>
          </table:table-cell>
          <table:covered-table-cell/>
        </table:table-row>
      </table:table>
      <text:p text:style-name="P5"/>
      <text:p text:style-name="P18">Example: </text:p>
      <text:p text:style-name="P18"/>
      <text:p text:style-name="P18"/>
      <text:p text:style-name="P10"><text:span text:style-name="T7">GET </text:span><text:span text:style-name="T8">/</text:span><text:span text:style-name="T8"><text:user-field-get text:name="app_name">smartcampus.vas.community-manager.web</text:user-field-get></text:span><text:span text:style-name="T8">/eu.trentorise.smartcampus.cm.model.Topic/1233444</text:span></text:p>
      <text:p text:style-name="P9">Host: https://vas-dev.smartcampuslab.it </text:p>
      <text:p text:style-name="P9">Headers: AUTH_TOKEN=123testtoken123</text:p>
      <text:p text:style-name="P2">Accept: application/json</text:p>
      <text:p text:style-name="P17"/>
      <text:p text:style-name="P17">The resulting response will look as follows:</text:p>
      <text:p text:style-name="P17"/>
      <text:p text:style-name="P7">{"name":"Smartcampus","id":"12345","description":null,"tags":null,"socialId":123455,"version":0,"user":null,"updateTime":-1}],"keywords":[],"concepts":[],"contentTypes":["event","journey","experience","computer file","narrative","location","portfolio"],"allUsers":true,"allKnownUsers":false,"allCommunities":true,"allKnownCommunities":false,"version":0,"user":null,"updateTime":-1}</text:p>
      <text:list xml:id="list1717678846" text:continue-numbering="true" text:style-name="L2">
        <text:list-header>
          <text:p text:style-name="P33"/>
        </text:list-header>
      </text:list>
      <text:p text:style-name="P15">2.1.7. Sharing a resource</text:p>
      <text:p text:style-name="P5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20">&lt;BASE_URL&gt;<text:span text:style-name="T13">/</text:span><text:span text:style-name="T13"><text:user-field-get text:name="app_name">smartcampus.vas.community-manager.web</text:user-field-get></text:span><text:span text:style-name="T13">/share</text:span></text:p>
          </table:table-cell>
          <table:covered-table-cell/>
        </table:table-row>
        <table:table-row>
          <table:table-cell table:style-name="Table5.A2" office:value-type="string">
            <text:p text:style-name="P23">Description</text:p>
          </table:table-cell>
          <table:table-cell table:style-name="Table5.B2" office:value-type="string">
            <text:p text:style-name="P23">Shares a resource</text:p>
          </table:table-cell>
        </table:table-row>
        <table:table-row>
          <table:table-cell table:style-name="Table5.A2" office:value-type="string">
            <text:p text:style-name="P20">HTTP METHOD</text:p>
          </table:table-cell>
          <table:table-cell table:style-name="Table5.B2" office:value-type="string">
            <text:p text:style-name="P21">POST</text:p>
          </table:table-cell>
        </table:table-row>
        <table:table-row>
          <table:table-cell table:style-name="Table5.A2" office:value-type="string">
            <text:p text:style-name="Standard">INPUT</text:p>
          </table:table-cell>
          <table:table-cell table:style-name="Table5.B2" office:value-type="string">
            <text:p text:style-name="P23">The JSON representation of sharing options</text:p>
          </table:table-cell>
        </table:table-row>
        <table:table-row>
          <table:table-cell table:style-name="Table5.A2" office:value-type="string">
            <text:p text:style-name="P23">OUTPUT</text:p>
          </table:table-cell>
          <table:table-cell table:style-name="Table5.B2" office:value-type="string">
            <text:p text:style-name="P23">True if operation gone fine, false otherwise</text:p>
          </table:table-cell>
        </table:table-row>
      </table:table>
      <text:p text:style-name="P3"/>
      <text:p text:style-name="P14"><text:span text:style-name="T1">Example:</text:span><text:tab/></text:p>
      <text:p text:style-name="P10"><text:soft-page-break/><text:span text:style-name="T7">POST </text:span><text:span text:style-name="T8">/</text:span><text:span text:style-name="T8"><text:user-field-get text:name="app_name">smartcampus.vas.community-manager.web</text:user-field-get></text:span><text:span text:style-name="T8">/share</text:span></text:p>
      <text:p text:style-name="P9">Host: https://vas-dev.smartcampuslab.it </text:p>
      <text:p text:style-name="P9">Headers: AUTH_TOKEN=123testtoken123</text:p>
      <text:p text:style-name="P2">Accept: application/json</text:p>
      <text:p text:style-name="P2"/>
      <text:p text:style-name="P2">Body:</text:p>
      <text:p text:style-name="P7">{</text:p>
      <text:p text:style-name="P8"><text:tab/>"entityId":123456789,</text:p>
      <text:p text:style-name="P8"><text:tab/>"visibility": {</text:p>
      <text:p text:style-name="P8"><text:tab/><text:tab/><text:tab/>“userIds”: [],</text:p>
      <text:p text:style-name="P8"><text:tab/><text:tab/><text:tab/>“groupIds”: [],</text:p>
      <text:p text:style-name="P8"><text:tab/><text:tab/><text:tab/>“communityIds”:[],</text:p>
      <text:p text:style-name="P8"><text:tab/><text:tab/><text:tab/>“allKnownUsers: false,</text:p>
      <text:p text:style-name="P8"><text:tab/><text:tab/><text:tab/>“allUsers”: true,</text:p>
      <text:p text:style-name="P8"><text:tab/><text:tab/><text:tab/>“allKnownCommunities”:false,</text:p>
      <text:p text:style-name="P8"><text:tab/><text:tab/><text:tab/>“allCommunities”:false</text:p>
      <text:p text:style-name="P8"><text:tab/><text:tab/><text:tab/> <text:s/>}</text:p>
      <text:p text:style-name="P8">}</text:p>
      <text:p text:style-name="P5"/>
      <text:p text:style-name="P14">The resulting response</text:p>
      <text:p text:style-name="P14"/>
      <text:p text:style-name="P7">true</text:p>
      <text:p text:style-name="P5"/>
      <text:p text:style-name="P15">2.1.8. Making a resource private</text:p>
      <text:p text:style-name="P17"/>
      <table:table table:name="Table4" table:style-name="Table4">
        <table:table-column table:style-name="Table4.A"/>
        <table:table-column table:style-name="Table4.B" table:number-columns-repeated="2"/>
        <table:table-row>
          <table:table-cell table:style-name="Table4.A1" table:number-columns-spanned="3" office:value-type="string">
            <text:p text:style-name="P20"><text:span text:style-name="T4">&lt;BASE_URL&gt;</text:span><text:span text:style-name="T13">/</text:span><text:span text:style-name="T13"><text:user-field-get text:name="app_name">smartcampus.vas.community-manager.web</text:user-field-get></text:span><text:span text:style-name="T13">/unshare/&lt;ENTITY_ID&gt;</text:span></text:p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23">Description</text:p>
          </table:table-cell>
          <table:table-cell table:style-name="Table4.B2" table:number-columns-spanned="2" office:value-type="string">
            <text:p text:style-name="P23">Makes a resource private</text:p>
          </table:table-cell>
          <table:covered-table-cell/>
        </table:table-row>
        <table:table-row>
          <table:table-cell table:style-name="Table4.A2" office:value-type="string">
            <text:p text:style-name="P23">HTTP METHOD</text:p>
          </table:table-cell>
          <table:table-cell table:style-name="Table4.B2" table:number-columns-spanned="2" office:value-type="string">
            <text:p text:style-name="P21">PUT</text:p>
          </table:table-cell>
          <table:covered-table-cell/>
        </table:table-row>
        <table:table-row>
          <table:table-cell table:style-name="Table4.A2" office:value-type="string">
            <text:p text:style-name="Standard"/>
          </table:table-cell>
          <table:table-cell table:style-name="Table4.B4" office:value-type="string">
            <text:p text:style-name="P23">ENTITY_ID</text:p>
          </table:table-cell>
          <table:table-cell table:style-name="Table4.A1" office:value-type="string">
            <text:p text:style-name="P23">Id of entity</text:p>
          </table:table-cell>
        </table:table-row>
        <table:table-row>
          <table:table-cell table:style-name="Table4.A2" office:value-type="string">
            <text:p text:style-name="P23">OUTPUT</text:p>
          </table:table-cell>
          <table:table-cell table:style-name="Table4.B2" table:number-columns-spanned="2" office:value-type="string">
            <text:p text:style-name="P23">True if operation gone fine, false otherwise</text:p>
          </table:table-cell>
          <table:covered-table-cell/>
        </table:table-row>
      </table:table>
      <text:p text:style-name="P3"><text:tab/></text:p>
      <text:p text:style-name="P14"><text:span text:style-name="T1">Example:</text:span><text:tab/></text:p>
      <text:p text:style-name="P10"><text:span text:style-name="T7">PUT </text:span><text:span text:style-name="T8">/</text:span><text:span text:style-name="T8"><text:user-field-get text:name="app_name">smartcampus.vas.community-manager.web</text:user-field-get></text:span><text:span text:style-name="T8">/unshare/ </text:span><text:span text:style-name="T9">123456789</text:span></text:p>
      <text:p text:style-name="P9">Host: https://vas-dev.smartcampuslab.it </text:p>
      <text:p text:style-name="P9">Headers: AUTH_TOKEN=123testtoken123</text:p>
      <text:p text:style-name="P2">Accept: application/json</text:p>
      <text:p text:style-name="P5"/>
      <text:p text:style-name="P14">The resulting response</text:p>
      <text:p text:style-name="P14"/>
      <text:p text:style-name="P7">true</text:p>
      <text:p text:style-name="P5"><text:soft-page-break/></text:p>
      <text:p text:style-name="P3"/>
      <text:p text:style-name="P15">2.1.9. Getting shared resources of the user</text:p>
      <text:p text:style-name="P3"/>
      <table:table table:name="Table3" table:style-name="Table3">
        <table:table-column table:style-name="Table3.A"/>
        <table:table-column table:style-name="Table3.B" table:number-columns-repeated="2"/>
        <table:table-row>
          <table:table-cell table:style-name="Table3.A1" table:number-columns-spanned="3" office:value-type="string">
            <text:p text:style-name="P23">&lt;BASE<text:span text:style-name="T3">_URL&gt;</text:span><text:span text:style-name="T11">/</text:span><text:span text:style-name="T11"><text:user-field-get text:name="app_name">smartcampus.vas.community-manager.web</text:user-field-get></text:span><text:span text:style-name="T11">/sharedcontent?position=&amp;size=&amp;</text:span><text:span text:style-name="T12">type=</text:span>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23">Description</text:p>
          </table:table-cell>
          <table:table-cell table:style-name="Table3.B2" table:number-columns-spanned="2" office:value-type="string">
            <text:p text:style-name="P23">Returns the shared resources of a user. The resulting contents are shared from sources defined in the call.</text:p>
          </table:table-cell>
          <table:covered-table-cell/>
        </table:table-row>
        <table:table-row>
          <table:table-cell table:style-name="Table3.A2" office:value-type="string">
            <text:p text:style-name="P20">HTTP METHOD</text:p>
          </table:table-cell>
          <table:table-cell table:style-name="Table3.B2" table:number-columns-spanned="2" office:value-type="string">
            <text:p text:style-name="P21">POST</text:p>
          </table:table-cell>
          <table:covered-table-cell/>
        </table:table-row>
        <table:table-row>
          <table:table-cell table:style-name="Table3.A2" table:number-rows-spanned="4" office:value-type="string">
            <text:p text:style-name="P23">INPUT</text:p>
          </table:table-cell>
          <table:table-cell table:style-name="Table3.B2" table:number-columns-spanned="2" office:value-type="string">
            <text:p text:style-name="P21">The JSON representation of the sources which share resources with the user</text:p>
          </table:table-cell>
          <table:covered-table-cell/>
        </table:table-row>
        <table:table-row>
          <table:covered-table-cell/>
          <table:table-cell table:style-name="Table3.A2" office:value-type="string">
            <text:p text:style-name="P21">position</text:p>
          </table:table-cell>
          <table:table-cell table:style-name="Table3.B2" office:value-type="string">
            <text:p text:style-name="P21">Counter index of resource to download</text:p>
          </table:table-cell>
        </table:table-row>
        <table:table-row>
          <table:covered-table-cell/>
          <table:table-cell table:style-name="Table3.A2" office:value-type="string">
            <text:p text:style-name="P21">size</text:p>
          </table:table-cell>
          <table:table-cell table:style-name="Table3.B2" office:value-type="string">
            <text:p text:style-name="P21">Number of resources to download</text:p>
          </table:table-cell>
        </table:table-row>
        <table:table-row>
          <table:covered-table-cell/>
          <table:table-cell table:style-name="Table3.A2" office:value-type="string">
            <text:p text:style-name="P21">type</text:p>
          </table:table-cell>
          <table:table-cell table:style-name="Table3.B2" office:value-type="string">
            <text:p text:style-name="P21">Type id of resources, leave empty to not filter results.</text:p>
          </table:table-cell>
        </table:table-row>
        <table:table-row>
          <table:table-cell table:style-name="Table3.A2" office:value-type="string">
            <text:p text:style-name="P23">OUTPUT</text:p>
          </table:table-cell>
          <table:table-cell table:style-name="Table3.B2" table:number-columns-spanned="2" office:value-type="string">
            <text:p text:style-name="P23">The list of shared resources</text:p>
          </table:table-cell>
          <table:covered-table-cell/>
        </table:table-row>
      </table:table>
      <text:p text:style-name="P6"/>
      <text:p text:style-name="P14"><text:span text:style-name="T1">Example:</text:span><text:tab/></text:p>
      <text:p text:style-name="P14">Get the first ten resources shared with the user from the user with id 1234444</text:p>
      <text:p text:style-name="P10"><text:span text:style-name="T7">POST </text:span><text:span text:style-name="T8">/</text:span><text:span text:style-name="T8"><text:user-field-get text:name="app_name">smartcampus.vas.community-manager.web</text:user-field-get></text:span><text:span text:style-name="T8">/sharedcontent?position=0&amp;size=10&amp;type=</text:span></text:p>
      <text:p text:style-name="P9">Host: https://vas-dev.smartcampuslab.it </text:p>
      <text:p text:style-name="P9">Headers: AUTH_TOKEN=123testtoken123</text:p>
      <text:p text:style-name="P2">Accept: application/json</text:p>
      <text:p text:style-name="P2"/>
      <text:p text:style-name="P2">Body:</text:p>
      <text:p text:style-name="P7">{</text:p>
      <text:p text:style-name="P8"><text:tab/><text:tab/><text:tab/>“userIds”: [1234444],</text:p>
      <text:p text:style-name="P8"><text:tab/><text:tab/><text:tab/>“groupIds”: [],</text:p>
      <text:p text:style-name="P8"><text:tab/><text:tab/><text:tab/>“communityIds”:[],</text:p>
      <text:p text:style-name="P8"><text:tab/><text:tab/><text:tab/>“allKnownUsers: false,</text:p>
      <text:p text:style-name="P8"><text:tab/><text:tab/><text:tab/>“allUsers”: false,</text:p>
      <text:p text:style-name="P8"><text:tab/><text:tab/><text:tab/>“allKnownCommunities”:false,</text:p>
      <text:p text:style-name="P8"><text:tab/><text:tab/><text:tab/>“allCommunities”:false</text:p>
      <text:p text:style-name="P2"><text:tab/><text:tab/><text:tab/> <text:s/>}</text:p>
      <text:p text:style-name="P14"/>
      <text:p text:style-name="P14">The resulting response will look as follows:</text:p>
      <text:p text:style-name="P5"/>
      <text:p text:style-name="P8">[{</text:p>
      <text:p text:style-name="P8"><text:tab/>“entityId”:2938487271,</text:p>
      <text:p text:style-name="P8"><text:tab/>“entityType”: 111,</text:p>
      <text:p text:style-name="P8"><text:tab/>“title” : “My birthday”,</text:p>
      <text:p text:style-name="P8"><text:soft-page-break/><text:tab/>“tags”: [],</text:p>
      <text:p text:style-name="P8"><text:tab/>“ownerId: 1234444,</text:p>
      <text:p text:style-name="P8"><text:tab/>“creationDate”:123484388943,</text:p>
      <text:p text:style-name="P8"><text:tab/>“user”:{</text:p>
      <text:p text:style-name="P8"><text:tab/><text:tab/>“name”:”John”,</text:p>
      <text:p text:style-name="P8"><text:tab/><text:tab/>“surname”:”White”,</text:p>
      <text:p text:style-name="P8"><text:tab/><text:tab/>“userInformation”:{</text:p>
      <text:p text:style-name="P8"><text:tab/><text:tab/><text:tab/>{</text:p>
      <text:p text:style-name="P8"><text:tab/><text:tab/><text:tab/><text:tab/>“faculty”:””,</text:p>
      <text:p text:style-name="P8"><text:tab/><text:tab/><text:tab/><text:tab/>“position”:””<text:tab/></text:p>
      <text:p text:style-name="P8"><text:tab/><text:tab/><text:tab/>},</text:p>
      <text:p text:style-name="P8"><text:tab/><text:tab/>“pictureUrl”:”http://smartcampuslab.it/picture.png”,</text:p>
      <text:p text:style-name="P8"><text:tab/><text:tab/>“known”:true</text:p>
      <text:p text:style-name="P8"><text:tab/>}</text:p>
      <text:p text:style-name="P8">}]</text:p>
      <text:p text:style-name="P3"/>
      <text:p text:style-name="P15">2.1.10. Getting my resources</text:p>
      <text:p text:style-name="Text_20_body">Get the first ten resources created by the user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ext:p text:style-name="P23">&lt;BASE_UR<text:span text:style-name="T3">L&gt;</text:span><text:span text:style-name="T11">/</text:span><text:span text:style-name="T11"><text:user-field-get text:name="app_name">smartcampus.vas.community-manager.web</text:user-field-get></text:span><text:span text:style-name="T11">/content?position=&amp;size=&amp;</text:span><text:span text:style-name="T12">type=</text:span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3">Description</text:p>
          </table:table-cell>
          <table:table-cell table:style-name="Table1.B2" table:number-columns-spanned="2" office:value-type="string">
            <text:p text:style-name="P23">Returns the list of resources created by the user</text:p>
          </table:table-cell>
          <table:covered-table-cell/>
        </table:table-row>
        <table:table-row>
          <table:table-cell table:style-name="Table1.A2" office:value-type="string">
            <text:p text:style-name="P20">HTTP METHOD</text:p>
          </table:table-cell>
          <table:table-cell table:style-name="Table1.B2" table:number-columns-spanned="2" office:value-type="string">
            <text:p text:style-name="P21">GET</text:p>
          </table:table-cell>
          <table:covered-table-cell/>
        </table:table-row>
        <table:table-row>
          <table:table-cell table:style-name="Table1.A2" table:number-rows-spanned="3" office:value-type="string">
            <text:p text:style-name="P23">INPUT</text:p>
          </table:table-cell>
          <table:table-cell table:style-name="Table1.A2" office:value-type="string">
            <text:p text:style-name="P21">position</text:p>
          </table:table-cell>
          <table:table-cell table:style-name="Table1.B2" office:value-type="string">
            <text:p text:style-name="P21">Counter index of resource to download</text:p>
          </table:table-cell>
        </table:table-row>
        <table:table-row>
          <table:covered-table-cell/>
          <table:table-cell table:style-name="Table1.A2" office:value-type="string">
            <text:p text:style-name="P21">size</text:p>
          </table:table-cell>
          <table:table-cell table:style-name="Table1.B2" office:value-type="string">
            <text:p text:style-name="P21">Number of resources to download</text:p>
          </table:table-cell>
        </table:table-row>
        <table:table-row>
          <table:covered-table-cell/>
          <table:table-cell table:style-name="Table1.A2" office:value-type="string">
            <text:p text:style-name="P21">type</text:p>
          </table:table-cell>
          <table:table-cell table:style-name="Table1.B2" office:value-type="string">
            <text:p text:style-name="P21">Type id of resources, leave empty to not filter results</text:p>
          </table:table-cell>
        </table:table-row>
        <table:table-row>
          <table:table-cell table:style-name="Table1.A2" office:value-type="string">
            <text:p text:style-name="P23">OUTPUT</text:p>
          </table:table-cell>
          <table:table-cell table:style-name="Table1.B2" table:number-columns-spanned="2" office:value-type="string">
            <text:p text:style-name="P23">The list of user created contents</text:p>
          </table:table-cell>
          <table:covered-table-cell/>
        </table:table-row>
      </table:table>
      <text:p text:style-name="P3"/>
      <text:p text:style-name="P14"><text:span text:style-name="T1">Example:</text:span><text:tab/></text:p>
      <text:p text:style-name="P10"><text:span text:style-name="T7">GET </text:span><text:span text:style-name="T8">/</text:span><text:span text:style-name="T8"><text:user-field-get text:name="app_name">smartcampus.vas.community-manager.web</text:user-field-get></text:span><text:span text:style-name="T8">/content?position=0&amp;size=10&amp;type=</text:span></text:p>
      <text:p text:style-name="P9">Host: https://vas-dev.smartcampuslab.it </text:p>
      <text:p text:style-name="P9">Headers: AUTH_TOKEN=123testtoken123</text:p>
      <text:p text:style-name="P2">Accept: application/json</text:p>
      <text:p text:style-name="P5"/>
      <text:p text:style-name="P14">The resulting response will look as follows:</text:p>
      <text:p text:style-name="P5"/>
      <text:p text:style-name="P8">[{</text:p>
      <text:p text:style-name="P8"><text:tab/>“entityId”:2232343454435,</text:p>
      <text:p text:style-name="P8"><text:tab/>“entityType”: 434343,</text:p>
      <text:p text:style-name="P8"><text:tab/>“title” : “the snow”,</text:p>
      <text:p text:style-name="P8"><text:soft-page-break/><text:tab/>“tags”: [],</text:p>
      <text:p text:style-name="P8"><text:tab/>“ownerId: 123123,</text:p>
      <text:p text:style-name="P8"><text:tab/>“creationDate”:5445454545,</text:p>
      <text:p text:style-name="P8"><text:tab/>“user”:{</text:p>
      <text:p text:style-name="P8"><text:tab/><text:tab/>“name”:”John”,</text:p>
      <text:p text:style-name="P8"><text:tab/><text:tab/>“surname”:”Smith”,</text:p>
      <text:p text:style-name="P8"><text:tab/><text:tab/>“userInformation”:{</text:p>
      <text:p text:style-name="P8"><text:tab/><text:tab/><text:tab/>{</text:p>
      <text:p text:style-name="P8"><text:tab/><text:tab/><text:tab/><text:tab/>“faculty”:””,</text:p>
      <text:p text:style-name="P8"><text:tab/><text:tab/><text:tab/><text:tab/>“position”:””<text:tab/></text:p>
      <text:p text:style-name="P8"><text:tab/><text:tab/><text:tab/>},</text:p>
      <text:p text:style-name="P8"><text:tab/><text:tab/>“pictureUrl”:”http://smartcampuslab.it/profile.png”,</text:p>
      <text:p text:style-name="P8"><text:tab/><text:tab/>“known”:true</text:p>
      <text:p text:style-name="P8"><text:tab/>}</text:p>
      <text:p text:style-name="P8">}]</text:p>
      <text:p text:style-name="P16"/>
      <text:p text:style-name="P15">2.1.11. Getting sharing options of a resource</text:p>
      <table:table table:name="Table12" table:style-name="Table12">
        <table:table-column table:style-name="Table12.A"/>
        <table:table-column table:style-name="Table12.B" table:number-columns-repeated="2"/>
        <table:table-row>
          <table:table-cell table:style-name="Table12.A1" table:number-columns-spanned="3" office:value-type="string">
            <text:p text:style-name="P23">&lt;BASE_URL<text:span text:style-name="T3">&gt;</text:span><text:span text:style-name="T11">/</text:span><text:span text:style-name="T11"><text:user-field-get text:name="app_name">smartcampus.vas.community-manager.web</text:user-field-get></text:span><text:span text:style-name="T11">/assignments/&lt;ENTITY_ID&gt;</text:span></text:p>
          </table:table-cell>
          <table:covered-table-cell/>
          <table:covered-table-cell/>
        </table:table-row>
        <table:table-row>
          <table:table-cell table:style-name="Table12.A2" office:value-type="string">
            <text:p text:style-name="P23">Description</text:p>
          </table:table-cell>
          <table:table-cell table:style-name="Table12.B2" table:number-columns-spanned="2" office:value-type="string">
            <text:p text:style-name="P23">Get the sharing options of a given resource</text:p>
          </table:table-cell>
          <table:covered-table-cell/>
        </table:table-row>
        <table:table-row>
          <table:table-cell table:style-name="Table12.A2" office:value-type="string">
            <text:p text:style-name="P20">HTTP METHOD</text:p>
          </table:table-cell>
          <table:table-cell table:style-name="Table12.B2" table:number-columns-spanned="2" office:value-type="string">
            <text:p text:style-name="P21">GET</text:p>
          </table:table-cell>
          <table:covered-table-cell/>
        </table:table-row>
        <table:table-row>
          <table:table-cell table:style-name="Table12.A2" office:value-type="string">
            <text:p text:style-name="P23">INPUT</text:p>
          </table:table-cell>
          <table:table-cell table:style-name="Table12.A2" office:value-type="string">
            <text:p text:style-name="P23">ENTITY_ID</text:p>
          </table:table-cell>
          <table:table-cell table:style-name="Table12.B2" office:value-type="string">
            <text:p text:style-name="P23">Id of the entity</text:p>
          </table:table-cell>
        </table:table-row>
        <table:table-row>
          <table:table-cell table:style-name="Table12.A2" office:value-type="string">
            <text:p text:style-name="P23">OUTPUT</text:p>
          </table:table-cell>
          <table:table-cell table:style-name="Table12.B2" table:number-columns-spanned="2" office:value-type="string">
            <text:p text:style-name="P23">The JSON representation of sharing options.</text:p>
          </table:table-cell>
          <table:covered-table-cell/>
        </table:table-row>
      </table:table>
      <text:p text:style-name="P15"/>
      <text:p text:style-name="P15">Example: </text:p>
      <text:p text:style-name="P10"><text:span text:style-name="T7">GET </text:span><text:span text:style-name="T8">/</text:span><text:span text:style-name="T8"><text:user-field-get text:name="app_name">smartcampus.vas.community-manager.web</text:user-field-get></text:span><text:span text:style-name="T8">/assignments/1233445</text:span></text:p>
      <text:p text:style-name="P9">Host: https://vas-dev.smartcampuslab.it </text:p>
      <text:p text:style-name="P2">Accept: application/json</text:p>
      <text:p text:style-name="P14"/>
      <text:p text:style-name="P14">The resulting response will look as follows:</text:p>
      <text:p text:style-name="P5"/>
      <text:p text:style-name="P7">{</text:p>
      <text:p text:style-name="P8"><text:tab/><text:tab/><text:tab/>“userIds”: [122433432423,454543543535345],</text:p>
      <text:p text:style-name="P8"><text:tab/><text:tab/><text:tab/>“groupIds”: [434534543],</text:p>
      <text:p text:style-name="P8"><text:tab/><text:tab/><text:tab/>“communityIds”:[],</text:p>
      <text:p text:style-name="P8"><text:tab/><text:tab/><text:tab/>“allKnownUsers: false,</text:p>
      <text:p text:style-name="P8"><text:tab/><text:tab/><text:tab/>“allUsers”: false,</text:p>
      <text:p text:style-name="P8"><text:tab/><text:tab/><text:tab/>“allKnownCommunities”:false,</text:p>
      <text:p text:style-name="P8"><text:tab/><text:tab/><text:tab/>“allCommunities”:false</text:p>
      <text:p text:style-name="P8"><text:tab/><text:tab/><text:tab/> <text:s/>}</text:p>
      <text:p text:style-name="P3"><text:soft-page-break/></text:p>
      <text:p text:style-name="P15">2.1.12. Creating an entity type</text:p>
      <text:p text:style-name="P15"/>
      <table:table table:name="Table13" table:style-name="Table13">
        <table:table-column table:style-name="Table13.A"/>
        <table:table-column table:style-name="Table13.B" table:number-columns-repeated="2"/>
        <table:table-row>
          <table:table-cell table:style-name="Table13.A1" table:number-columns-spanned="3" office:value-type="string">
            <text:p text:style-name="P24"><text:span text:style-name="T14">&lt;BASE_</text:span><text:span text:style-name="T5">URL&gt;/</text:span><text:span text:style-name="T10"><text:user-field-get text:name="app_name">smartcampus.vas.community-manager.web</text:user-field-get></text:span><text:span text:style-name="T10">/entitytype/&lt;CONCEPT_ID&gt;</text:span></text:p>
          </table:table-cell>
          <table:covered-table-cell/>
          <table:covered-table-cell/>
        </table:table-row>
        <table:table-row>
          <table:table-cell table:style-name="Table13.A2" office:value-type="string">
            <text:p text:style-name="P23">Description</text:p>
          </table:table-cell>
          <table:table-cell table:style-name="Table13.B2" table:number-columns-spanned="2" office:value-type="string">
            <text:p text:style-name="P23">Create an entity type using information from given concept</text:p>
          </table:table-cell>
          <table:covered-table-cell/>
        </table:table-row>
        <table:table-row>
          <table:table-cell table:style-name="Table13.A2" office:value-type="string">
            <text:p text:style-name="P20">HTTP METHOD</text:p>
          </table:table-cell>
          <table:table-cell table:style-name="Table13.B2" table:number-columns-spanned="2" office:value-type="string">
            <text:p text:style-name="P21">POST</text:p>
          </table:table-cell>
          <table:covered-table-cell/>
        </table:table-row>
        <table:table-row>
          <table:table-cell table:style-name="Table13.A2" office:value-type="string">
            <text:p text:style-name="P23">INPUT</text:p>
          </table:table-cell>
          <table:table-cell table:style-name="Table13.A2" office:value-type="string">
            <text:p text:style-name="P23">CONCEPT_ID</text:p>
          </table:table-cell>
          <table:table-cell table:style-name="Table13.B2" office:value-type="string">
            <text:p text:style-name="P23">Id of the concept</text:p>
          </table:table-cell>
        </table:table-row>
        <table:table-row>
          <table:table-cell table:style-name="Table13.A2" office:value-type="string">
            <text:p text:style-name="P23">OUTPUT</text:p>
          </table:table-cell>
          <table:table-cell table:style-name="Table13.B2" table:number-columns-spanned="2" office:value-type="string">
            <text:p text:style-name="P23">The JSON representation of created entity type</text:p>
          </table:table-cell>
          <table:covered-table-cell/>
        </table:table-row>
      </table:table>
      <text:p text:style-name="P17"/>
      <text:p text:style-name="P14"><text:span text:style-name="T1">Example:</text:span><text:tab/></text:p>
      <text:p text:style-name="P10"><text:span text:style-name="T7">POST </text:span><text:span text:style-name="T8">/</text:span><text:span text:style-name="T8"><text:user-field-get text:name="app_name">smartcampus.vas.community-manager.web</text:user-field-get></text:span><text:span text:style-name="T8">/entitytype/124243432423434</text:span></text:p>
      <text:p text:style-name="P9">Host: https://vas-dev.smartcampuslab.it </text:p>
      <text:p text:style-name="P2">Accept: application/json</text:p>
      <text:p text:style-name="P14"/>
      <text:p text:style-name="P14">The resulting response will look as follows:</text:p>
      <text:p text:style-name="P5"/>
      <text:p text:style-name="P8">{</text:p>
      <text:p text:style-name="P8"><text:tab/>"id":1233323423423,</text:p>
      <text:p text:style-name="P8"><text:tab/>"name":”test entity type”,</text:p>
      <text:p text:style-name="P8"><text:tab/>"concept":{“id”:12342334234234,</text:p>
      <text:p text:style-name="P8"><text:tab/><text:tab/><text:tab/>“name”: “concert”,</text:p>
      <text:p text:style-name="P8"><text:tab/><text:tab/><text:tab/>“description”:””,</text:p>
      <text:p text:style-name="P8"><text:tab/><text:tab/><text:tab/>“summary”:””</text:p>
      <text:p text:style-name="P8"><text:tab/><text:tab/><text:tab/>}</text:p>
      <text:p text:style-name="P8">}</text:p>
      <text:p text:style-name="P15"/>
      <text:p text:style-name="P15">2.1.13. Getting entity type by id</text:p>
      <text:p text:style-name="P17"/>
      <table:table table:name="Table15" table:style-name="Table15">
        <table:table-column table:style-name="Table15.A"/>
        <table:table-column table:style-name="Table15.B" table:number-columns-repeated="2"/>
        <table:table-row>
          <table:table-cell table:style-name="Table15.A1" table:number-columns-spanned="3" office:value-type="string">
            <text:p text:style-name="P23">&lt;BASE_URL&gt;<text:span text:style-name="T11">/</text:span><text:span text:style-name="T11"><text:user-field-get text:name="app_name">smartcampus.vas.community-manager.web</text:user-field-get></text:span><text:span text:style-name="T11">/entitytype-by-id/&lt;ENTITYTYPE_ID&gt;</text:span></text:p>
          </table:table-cell>
          <table:covered-table-cell/>
          <table:covered-table-cell/>
        </table:table-row>
        <table:table-row>
          <table:table-cell table:style-name="Table15.A2" office:value-type="string">
            <text:p text:style-name="P23">Description</text:p>
          </table:table-cell>
          <table:table-cell table:style-name="Table15.B2" table:number-columns-spanned="2" office:value-type="string">
            <text:p text:style-name="P23">Retrieves informations of a entity type using its id</text:p>
          </table:table-cell>
          <table:covered-table-cell/>
        </table:table-row>
        <table:table-row>
          <table:table-cell table:style-name="Table15.A2" office:value-type="string">
            <text:p text:style-name="P23">HTTP METHOD</text:p>
          </table:table-cell>
          <table:table-cell table:style-name="Table15.B2" table:number-columns-spanned="2" office:value-type="string">
            <text:p text:style-name="P21">GET</text:p>
          </table:table-cell>
          <table:covered-table-cell/>
        </table:table-row>
        <table:table-row>
          <table:table-cell table:style-name="Table15.A2" office:value-type="string">
            <text:p text:style-name="P23">INPUT</text:p>
          </table:table-cell>
          <table:table-cell table:style-name="Table15.A2" office:value-type="string">
            <text:p text:style-name="P23">ENTITYTYPE_ID</text:p>
          </table:table-cell>
          <table:table-cell table:style-name="Table15.B2" office:value-type="string">
            <text:p text:style-name="P23">Id of entity type</text:p>
          </table:table-cell>
        </table:table-row>
        <table:table-row>
          <table:table-cell table:style-name="Table15.A2" office:value-type="string">
            <text:p text:style-name="P23">OUTPUT</text:p>
          </table:table-cell>
          <table:table-cell table:style-name="Table15.B2" table:number-columns-spanned="2" office:value-type="string">
            <text:p text:style-name="P23">Entity type informations</text:p>
          </table:table-cell>
          <table:covered-table-cell/>
        </table:table-row>
      </table:table>
      <text:p text:style-name="P17"/>
      <text:p text:style-name="P14"><text:span text:style-name="T1">Example:</text:span><text:tab/></text:p>
      <text:p text:style-name="P10"><text:span text:style-name="T7">GET </text:span><text:span text:style-name="T8">/</text:span><text:span text:style-name="T8"><text:user-field-get text:name="app_name">smartcampus.vas.community-manager.web</text:user-field-get></text:span><text:span text:style-name="T8">/entitytype-by-id/</text:span><text:span text:style-name="T9">1233323423423</text:span></text:p>
      <text:p text:style-name="P9">Host: https://vas-dev.smartcampuslab.it </text:p>
      <text:p text:style-name="P2">Accept: application/json</text:p>
      <text:p text:style-name="P14"/>
      <text:p text:style-name="P14"><text:soft-page-break/>The resulting response will look as follows :</text:p>
      <text:p text:style-name="P5"/>
      <text:p text:style-name="P8">{</text:p>
      <text:p text:style-name="P8"><text:tab/>"id":1233323423423,</text:p>
      <text:p text:style-name="P8"><text:tab/>"name":”test entity type”,</text:p>
      <text:p text:style-name="P8"><text:tab/>"concept":{“id”:12342334234234,</text:p>
      <text:p text:style-name="P8"><text:tab/><text:tab/><text:tab/>“name”: “concert”,</text:p>
      <text:p text:style-name="P8"><text:tab/><text:tab/><text:tab/>“description”:””,</text:p>
      <text:p text:style-name="P8"><text:tab/><text:tab/><text:tab/>“summary”:””</text:p>
      <text:p text:style-name="P8"><text:tab/><text:tab/><text:tab/>}</text:p>
      <text:p text:style-name="P8">}</text:p>
      <text:p text:style-name="P15"/>
      <text:p text:style-name="P30">2.1.14. Getting entity types by prefix</text:p>
      <text:p text:style-name="P30"/>
      <text:p text:style-name="P17"/>
      <table:table table:name="Table19" table:style-name="Table19">
        <table:table-column table:style-name="Table19.A"/>
        <table:table-column table:style-name="Table19.B" table:number-columns-repeated="2"/>
        <table:table-row>
          <table:table-cell table:style-name="Table19.A1" table:number-columns-spanned="3" office:value-type="string">
            <text:p text:style-name="P23"><text:span text:style-name="T4">&lt;BASE_URL&gt;</text:span><text:span text:style-name="T11">/</text:span><text:span text:style-name="T11"><text:user-field-get text:name="app_name">smartcampus.vas.community-manager.web</text:user-field-get></text:span><text:span text:style-name="T11">/entitytype-by-prefix/&lt;PREFIX&gt;?maxResults=&lt;RESULTS&gt;</text:span></text:p>
          </table:table-cell>
          <table:covered-table-cell/>
          <table:covered-table-cell/>
        </table:table-row>
        <table:table-row>
          <table:table-cell table:style-name="Table19.A2" office:value-type="string">
            <text:p text:style-name="P23">Description</text:p>
          </table:table-cell>
          <table:table-cell table:style-name="Table19.B2" table:number-columns-spanned="2" office:value-type="string">
            <text:p text:style-name="P23">Retrieves a list of entity types which name starts with prefix. The list its limited given a max number of results</text:p>
          </table:table-cell>
          <table:covered-table-cell/>
        </table:table-row>
        <table:table-row>
          <table:table-cell table:style-name="Table19.A2" office:value-type="string">
            <text:p text:style-name="P23">HTTP METHOD</text:p>
          </table:table-cell>
          <table:table-cell table:style-name="Table19.B2" table:number-columns-spanned="2" office:value-type="string">
            <text:p text:style-name="P22">GET</text:p>
          </table:table-cell>
          <table:covered-table-cell/>
        </table:table-row>
        <table:table-row>
          <table:table-cell table:style-name="Table19.A2" office:value-type="string">
            <text:p text:style-name="P23">INPUT</text:p>
          </table:table-cell>
          <table:table-cell table:style-name="Table19.A2" office:value-type="string">
            <text:p text:style-name="P23">PREFIX</text:p>
          </table:table-cell>
          <table:table-cell table:style-name="Table19.B2" office:value-type="string">
            <text:p text:style-name="P23">Prefix to find</text:p>
          </table:table-cell>
        </table:table-row>
        <table:table-row>
          <table:table-cell table:style-name="Table19.A2" office:value-type="string">
            <text:p text:style-name="P23"/>
          </table:table-cell>
          <table:table-cell table:style-name="Table19.A2" office:value-type="string">
            <text:p text:style-name="P23">RESULTS</text:p>
          </table:table-cell>
          <table:table-cell table:style-name="Table19.B2" office:value-type="string">
            <text:p text:style-name="P23">Max number of results, optional. Default value is 20</text:p>
          </table:table-cell>
        </table:table-row>
        <table:table-row>
          <table:table-cell table:style-name="Table19.A2" office:value-type="string">
            <text:p text:style-name="P23">OUTPUT</text:p>
          </table:table-cell>
          <table:table-cell table:style-name="Table19.B2" table:number-columns-spanned="2" office:value-type="string">
            <text:p text:style-name="P23">The resulting list of entity types</text:p>
          </table:table-cell>
          <table:covered-table-cell/>
        </table:table-row>
      </table:table>
      <text:p text:style-name="P15"/>
      <text:p text:style-name="P14"><text:span text:style-name="T1">Example:</text:span><text:tab/></text:p>
      <text:p text:style-name="P10"><text:span text:style-name="T7">GET </text:span><text:span text:style-name="T8">/</text:span><text:span text:style-name="T8"><text:user-field-get text:name="app_name">smartcampus.vas.community-manager.web</text:user-field-get></text:span><text:span text:style-name="T8">/entitytype-by-prefix</text:span><text:span text:style-name="T9">/concert?maxResults=10</text:span></text:p>
      <text:p text:style-name="P9">Host: https://vas-dev.smartcampuslab.it </text:p>
      <text:p text:style-name="P2">Accept: application/json</text:p>
      <text:p text:style-name="P14"/>
      <text:p text:style-name="P14">The resulting response will look as follows:</text:p>
      <text:p text:style-name="P5"/>
      <text:p text:style-name="P8">[{</text:p>
      <text:p text:style-name="P8"><text:tab/>"id":1233323423423,</text:p>
      <text:p text:style-name="P8"><text:tab/>"name":”concert”,</text:p>
      <text:p text:style-name="P8"><text:tab/>"concept":{“id”:12342334234234,</text:p>
      <text:p text:style-name="P8"><text:tab/><text:tab/><text:tab/>“name”: “concert”,</text:p>
      <text:p text:style-name="P8"><text:tab/><text:tab/><text:tab/>“description”:””,</text:p>
      <text:p text:style-name="P8"><text:tab/><text:tab/><text:tab/>“summary”:””</text:p>
      <text:p text:style-name="P8"><text:soft-page-break/><text:tab/><text:tab/><text:tab/>}</text:p>
      <text:p text:style-name="P8">}</text:p>
      <text:p text:style-name="P8">]</text:p>
      <text:p text:style-name="P30"/>
      <text:p text:style-name="P30"/>
      <text:p text:style-name="P30"/>
      <text:p text:style-name="P15">2.1.15. Getting entity type by concept id</text:p>
      <text:p text:style-name="P17"/>
      <table:table table:name="Table14" table:style-name="Table14">
        <table:table-column table:style-name="Table14.A"/>
        <table:table-column table:style-name="Table14.B" table:number-columns-repeated="2"/>
        <table:table-row>
          <table:table-cell table:style-name="Table14.A1" table:number-columns-spanned="3" office:value-type="string">
            <text:p text:style-name="P23"><text:span text:style-name="T4">&lt;BASE_URL&gt;</text:span><text:span text:style-name="T11">/</text:span><text:span text:style-name="T11"><text:user-field-get text:name="app_name">smartcampus.vas.community-manager.web</text:user-field-get></text:span><text:span text:style-name="T11">/entitytype-by-conceptid/&lt;CONCEPT_ID&gt;</text:span></text:p>
          </table:table-cell>
          <table:covered-table-cell/>
          <table:covered-table-cell/>
        </table:table-row>
        <table:table-row>
          <table:table-cell table:style-name="Table14.A2" office:value-type="string">
            <text:p text:style-name="P23">Description</text:p>
          </table:table-cell>
          <table:table-cell table:style-name="Table14.B2" table:number-columns-spanned="2" office:value-type="string">
            <text:p text:style-name="P23">Retrieves informations of entity type using the relative concept id</text:p>
          </table:table-cell>
          <table:covered-table-cell/>
        </table:table-row>
        <table:table-row>
          <table:table-cell table:style-name="Table14.A2" office:value-type="string">
            <text:p text:style-name="P23">HTTP METHOD</text:p>
          </table:table-cell>
          <table:table-cell table:style-name="Table14.B2" table:number-columns-spanned="2" office:value-type="string">
            <text:p text:style-name="P22">GET</text:p>
          </table:table-cell>
          <table:covered-table-cell/>
        </table:table-row>
        <table:table-row>
          <table:table-cell table:style-name="Table14.A2" office:value-type="string">
            <text:p text:style-name="P23">INPUT</text:p>
          </table:table-cell>
          <table:table-cell table:style-name="Table14.A2" office:value-type="string">
            <text:p text:style-name="P23">CONCEPT_ID</text:p>
          </table:table-cell>
          <table:table-cell table:style-name="Table14.B2" office:value-type="string">
            <text:p text:style-name="P23">Id of the concept</text:p>
          </table:table-cell>
        </table:table-row>
        <table:table-row>
          <table:table-cell table:style-name="Table14.A2" office:value-type="string">
            <text:p text:style-name="P23">OUTPUT</text:p>
          </table:table-cell>
          <table:table-cell table:style-name="Table14.B2" table:number-columns-spanned="2" office:value-type="string">
            <text:p text:style-name="P23">Entity type informations</text:p>
          </table:table-cell>
          <table:covered-table-cell/>
        </table:table-row>
      </table:table>
      <text:p text:style-name="P15"/>
      <text:p text:style-name="P14"><text:span text:style-name="T1">Example:</text:span><text:tab/></text:p>
      <text:p text:style-name="P10"><text:span text:style-name="T7">GET </text:span><text:span text:style-name="T8">/</text:span><text:span text:style-name="T8"><text:user-field-get text:name="app_name">smartcampus.vas.community-manager.web</text:user-field-get></text:span><text:span text:style-name="T8">/entitytype-by-conceptid/</text:span><text:span text:style-name="T9">124243432423434</text:span></text:p>
      <text:p text:style-name="P9">Host: https://vas-dev.smartcampuslab.it </text:p>
      <text:p text:style-name="P2">Accept: application/json</text:p>
      <text:p text:style-name="P14"/>
      <text:p text:style-name="P14">The resulting response will look as follows:</text:p>
      <text:p text:style-name="P5"/>
      <text:p text:style-name="P8">{</text:p>
      <text:p text:style-name="P8"><text:tab/>"id":1233323423423,</text:p>
      <text:p text:style-name="P8"><text:tab/>"name":”test entity type”,</text:p>
      <text:p text:style-name="P8"><text:tab/>"concept":{“id”:12342334234234,</text:p>
      <text:p text:style-name="P8"><text:tab/><text:tab/><text:tab/>“name”: “concert”,</text:p>
      <text:p text:style-name="P8"><text:tab/><text:tab/><text:tab/>“description”:””,</text:p>
      <text:p text:style-name="P8"><text:tab/><text:tab/><text:tab/>“summary”:””</text:p>
      <text:p text:style-name="P8"><text:tab/><text:tab/><text:tab/>}</text:p>
      <text:p text:style-name="P8">}</text:p>
      <text:p text:style-name="P14"/>
      <text:p text:style-name="P18">2.1.16. Getting concept suggestions</text:p>
      <text:p text:style-name="P17"/>
      <table:table table:name="Table2" table:style-name="Table2">
        <table:table-column table:style-name="Table2.A"/>
        <table:table-column table:style-name="Table2.B" table:number-columns-repeated="2"/>
        <table:table-row>
          <table:table-cell table:style-name="Table2.A1" table:number-columns-spanned="3" office:value-type="string">
            <text:p text:style-name="P23"><text:span text:style-name="T4">&lt;BASE_URL&gt;</text:span><text:span text:style-name="T11">/</text:span><text:span text:style-name="T11"><text:user-field-get text:name="app_name">smartcampus.vas.community-manager.web</text:user-field-get></text:span><text:span text:style-name="T11">/suggestion/&lt;PREFIX&gt;?maxResults=&lt;RESULTS&gt;</text:span></text:p>
          </table:table-cell>
          <table:covered-table-cell/>
          <table:covered-table-cell/>
        </table:table-row>
        <table:table-row>
          <table:table-cell table:style-name="Table2.A2" office:value-type="string">
            <text:p text:style-name="P23">Description</text:p>
          </table:table-cell>
          <table:table-cell table:style-name="Table2.B2" table:number-columns-spanned="2" office:value-type="string">
            <text:p text:style-name="P23">Retrieves a list of concept which name starts with prefix. The list its limited given a max number of results</text:p>
          </table:table-cell>
          <table:covered-table-cell/>
        </table:table-row>
        <table:table-row>
          <table:table-cell table:style-name="Table2.A2" office:value-type="string">
            <text:p text:style-name="P23">HTTP METHOD</text:p>
          </table:table-cell>
          <table:table-cell table:style-name="Table2.B2" table:number-columns-spanned="2" office:value-type="string">
            <text:p text:style-name="P22">GET</text:p>
          </table:table-cell>
          <table:covered-table-cell/>
        </table:table-row>
        <text:soft-page-break/>
        <table:table-row>
          <table:table-cell table:style-name="Table2.A2" office:value-type="string">
            <text:p text:style-name="P23">INPUT</text:p>
          </table:table-cell>
          <table:table-cell table:style-name="Table2.A2" office:value-type="string">
            <text:p text:style-name="P23">PREFIX</text:p>
          </table:table-cell>
          <table:table-cell table:style-name="Table2.B2" office:value-type="string">
            <text:p text:style-name="P23">Prefix to find</text:p>
          </table:table-cell>
        </table:table-row>
        <table:table-row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3">RESULTS</text:p>
          </table:table-cell>
          <table:table-cell table:style-name="Table2.B2" office:value-type="string">
            <text:p text:style-name="P23">Max number of results, optional. Default value is 20</text:p>
          </table:table-cell>
        </table:table-row>
        <table:table-row>
          <table:table-cell table:style-name="Table2.A2" office:value-type="string">
            <text:p text:style-name="P23">OUTPUT</text:p>
          </table:table-cell>
          <table:table-cell table:style-name="Table2.B2" table:number-columns-spanned="2" office:value-type="string">
            <text:p text:style-name="P23">The resulting list of concepts</text:p>
          </table:table-cell>
          <table:covered-table-cell/>
        </table:table-row>
      </table:table>
      <text:p text:style-name="P15"/>
      <text:p text:style-name="P14"><text:span text:style-name="T1">Example:</text:span><text:tab/></text:p>
      <text:p text:style-name="P10"><text:span text:style-name="T7">GET </text:span><text:span text:style-name="T8">/</text:span><text:span text:style-name="T8"><text:user-field-get text:name="app_name">smartcampus.vas.community-manager.web</text:user-field-get></text:span><text:span text:style-name="T8">/</text:span><text:span text:style-name="T9">suggestion/concert/10</text:span></text:p>
      <text:p text:style-name="P9">Host: https://vas-dev.smartcampuslab.it </text:p>
      <text:p text:style-name="P2">Accept: application/json</text:p>
      <text:p text:style-name="P14"/>
      <text:p text:style-name="P14">The resulting response will look as follows:</text:p>
      <text:p text:style-name="P5"/>
      <text:p text:style-name="P8">[{“id”:32323232323,</text:p>
      <text:p text:style-name="P8"><text:tab/><text:tab/><text:tab/>“name”: “concert”,</text:p>
      <text:p text:style-name="P8"><text:tab/><text:tab/><text:tab/>“description”:””,</text:p>
      <text:p text:style-name="P8"><text:tab/><text:tab/><text:tab/>“summary”:””</text:p>
      <text:p text:style-name="P8"><text:s/>},</text:p>
      <text:p text:style-name="P7">{“id”:4343889438943,</text:p>
      <text:p text:style-name="P8"><text:tab/><text:tab/><text:tab/>“name”: “lyric concert”,</text:p>
      <text:p text:style-name="P8"><text:tab/><text:tab/><text:tab/>“description”:””,</text:p>
      <text:p text:style-name="P8"><text:tab/><text:tab/><text:tab/>“summary”:””</text:p>
      <text:p text:style-name="P8"><text:s/>}]</text:p>
      <text:p text:style-name="P14"/>
      <text:p text:style-name="P18">2.1.17. Creating a resource</text:p>
      <text:p text:style-name="P17"/>
      <table:table table:name="Table16" table:style-name="Table16">
        <table:table-column table:style-name="Table16.A"/>
        <table:table-column table:style-name="Table16.B"/>
        <table:table-row>
          <table:table-cell table:style-name="Table16.A1" table:number-columns-spanned="2" office:value-type="string">
            <text:p text:style-name="P23"><text:span text:style-name="T4">&lt;BASE_URL&gt;</text:span><text:span text:style-name="T11">/</text:span><text:span text:style-name="T11"><text:user-field-get text:name="app_name">smartcampus.vas.community-manager.web</text:user-field-get></text:span><text:span text:style-name="T11">/entity</text:span></text:p>
          </table:table-cell>
          <table:covered-table-cell/>
        </table:table-row>
        <table:table-row>
          <table:table-cell table:style-name="Table16.A2" office:value-type="string">
            <text:p text:style-name="P23">Description</text:p>
          </table:table-cell>
          <table:table-cell table:style-name="Table16.B2" office:value-type="string">
            <text:p text:style-name="P23">Creates a resource</text:p>
          </table:table-cell>
        </table:table-row>
        <table:table-row>
          <table:table-cell table:style-name="Table16.A2" office:value-type="string">
            <text:p text:style-name="P23">HTTP METHOD</text:p>
          </table:table-cell>
          <table:table-cell table:style-name="Table16.B2" office:value-type="string">
            <text:p text:style-name="P22">POST</text:p>
          </table:table-cell>
        </table:table-row>
        <table:table-row>
          <table:table-cell table:style-name="Table16.A2" office:value-type="string">
            <text:p text:style-name="P23">INPUT</text:p>
          </table:table-cell>
          <table:table-cell table:style-name="Table16.B2" office:value-type="string">
            <text:p text:style-name="P23">The json representation of the resource to create</text:p>
          </table:table-cell>
        </table:table-row>
        <table:table-row>
          <table:table-cell table:style-name="Table16.A2" office:value-type="string">
            <text:p text:style-name="P23">OUTPUT</text:p>
          </table:table-cell>
          <table:table-cell table:style-name="Table16.B2" office:value-type="string">
            <text:p text:style-name="P23">The json representation of created resource</text:p>
          </table:table-cell>
        </table:table-row>
      </table:table>
      <text:p text:style-name="P15"/>
      <text:p text:style-name="P14"><text:span text:style-name="T1">Example:</text:span><text:tab/></text:p>
      <text:p text:style-name="P10"><text:span text:style-name="T7">POST </text:span><text:span text:style-name="T8">/</text:span><text:span text:style-name="T8"><text:user-field-get text:name="app_name">smartcampus.vas.community-manager.web</text:user-field-get></text:span><text:span text:style-name="T8">/</text:span><text:span text:style-name="T9">entity</text:span></text:p>
      <text:p text:style-name="P9">Host: https://vas-dev.smartcampuslab.it </text:p>
      <text:p text:style-name="P2">Accept: application/json</text:p>
      <text:p text:style-name="P2"/>
      <text:p text:style-name="P2">Body:</text:p>
      <text:p text:style-name="P2">{</text:p>
      <text:p text:style-name="P2"><text:tab/>“id”: -1,</text:p>
      <text:p text:style-name="P2"><text:tab/>“creatorId”:392343048390,</text:p>
      <text:p text:style-name="P2"><text:soft-page-break/><text:tab/>“type”:”event”,</text:p>
      <text:p text:style-name="P2"><text:tab/>“typeId:-1,</text:p>
      <text:p text:style-name="P2"><text:tab/>“name”:”my birthday”,</text:p>
      <text:p text:style-name="P2"><text:tab/>“description”:”super party”,</text:p>
      <text:p text:style-name="P2"><text:tab/>“tags”:[],</text:p>
      <text:p text:style-name="P2"><text:tab/>“relations”:[]</text:p>
      <text:p text:style-name="P2">}</text:p>
      <text:p text:style-name="P14"/>
      <text:p text:style-name="P14">The resulting response will look as follows:</text:p>
      <text:p text:style-name="P5"/>
      <text:p text:style-name="P2">{</text:p>
      <text:p text:style-name="P2"><text:tab/>“id”:345435345435,</text:p>
      <text:p text:style-name="P2"><text:tab/>“creatorId”:392343048390,</text:p>
      <text:p text:style-name="P2"><text:tab/>“type”:”event”,</text:p>
      <text:p text:style-name="P2"><text:tab/>“typeId:”23123”,</text:p>
      <text:p text:style-name="P2"><text:tab/>“name”:”my birthday”,</text:p>
      <text:p text:style-name="P2"><text:tab/>“description”:”super party”,</text:p>
      <text:p text:style-name="P2"><text:tab/>“tags”:[],</text:p>
      <text:p text:style-name="P2"><text:tab/>“relations”:[]</text:p>
      <text:p text:style-name="P2">}</text:p>
      <text:p text:style-name="P25">2.1.18. Updating a resource</text:p>
      <text:p text:style-name="P17"/>
      <table:table table:name="Table17" table:style-name="Table17">
        <table:table-column table:style-name="Table17.A"/>
        <table:table-column table:style-name="Table17.B"/>
        <table:table-row>
          <table:table-cell table:style-name="Table17.A1" table:number-columns-spanned="2" office:value-type="string">
            <text:p text:style-name="P23"><text:span text:style-name="T4">&lt;BASE_URL&gt;</text:span><text:span text:style-name="T11">/</text:span><text:span text:style-name="T11"><text:user-field-get text:name="app_name">smartcampus.vas.community-manager.web</text:user-field-get></text:span><text:span text:style-name="T11">/entity</text:span></text:p>
          </table:table-cell>
          <table:covered-table-cell/>
        </table:table-row>
        <table:table-row>
          <table:table-cell table:style-name="Table17.A2" office:value-type="string">
            <text:p text:style-name="P23">Description</text:p>
          </table:table-cell>
          <table:table-cell table:style-name="Table17.B2" office:value-type="string">
            <text:p text:style-name="P23">Updates a resource</text:p>
          </table:table-cell>
        </table:table-row>
        <table:table-row>
          <table:table-cell table:style-name="Table17.A2" office:value-type="string">
            <text:p text:style-name="P23">HTTP METHOD</text:p>
          </table:table-cell>
          <table:table-cell table:style-name="Table17.B2" office:value-type="string">
            <text:p text:style-name="P22">PUT</text:p>
          </table:table-cell>
        </table:table-row>
        <table:table-row>
          <table:table-cell table:style-name="Table17.A2" office:value-type="string">
            <text:p text:style-name="P23">INPUT</text:p>
          </table:table-cell>
          <table:table-cell table:style-name="Table17.B2" office:value-type="string">
            <text:p text:style-name="P23">The json representation of the resource to update</text:p>
          </table:table-cell>
        </table:table-row>
        <table:table-row>
          <table:table-cell table:style-name="Table17.A2" office:value-type="string">
            <text:p text:style-name="P23">OUTPUT</text:p>
          </table:table-cell>
          <table:table-cell table:style-name="Table17.B2" office:value-type="string">
            <text:p text:style-name="P23">True if operation gone fine, false otherwise</text:p>
          </table:table-cell>
        </table:table-row>
      </table:table>
      <text:p text:style-name="P15"/>
      <text:p text:style-name="P14"><text:span text:style-name="T1">Example:</text:span><text:tab/></text:p>
      <text:p text:style-name="P10"><text:span text:style-name="T7">PUT </text:span><text:span text:style-name="T8">/</text:span><text:span text:style-name="T8"><text:user-field-get text:name="app_name">smartcampus.vas.community-manager.web</text:user-field-get></text:span><text:span text:style-name="T8">/</text:span><text:span text:style-name="T9">entity</text:span></text:p>
      <text:p text:style-name="P9">Host: https://vas-dev.smartcampuslab.it </text:p>
      <text:p text:style-name="P2">Accept: application/json</text:p>
      <text:p text:style-name="P2"/>
      <text:p text:style-name="P2">Body:</text:p>
      <text:p text:style-name="P2">{</text:p>
      <text:p text:style-name="P2"><text:tab/>“id”:345435345435,</text:p>
      <text:p text:style-name="P2"><text:tab/>“creatorId”:392343048390,</text:p>
      <text:p text:style-name="P2"><text:tab/>“type”:”event”,</text:p>
      <text:p text:style-name="P2"><text:tab/>“typeId”:-1,</text:p>
      <text:p text:style-name="P2"><text:tab/>“name”:”my birthday party”,</text:p>
      <text:p text:style-name="P2"><text:tab/>“description”:”super party”,</text:p>
      <text:p text:style-name="P2"><text:tab/>“tags”:[],</text:p>
      <text:p text:style-name="P2"><text:tab/>“relations”:[]</text:p>
      <text:p text:style-name="P2">}</text:p>
      <text:p text:style-name="P14"/>
      <text:p text:style-name="P14">The resulting response will look as follows:</text:p>
      <text:p text:style-name="P5"/>
      <text:p text:style-name="P2">true</text:p>
      <text:p text:style-name="Text_20_body"/>
      <text:p text:style-name="P25">2.1.19. Deleting a resource</text:p>
      <text:p text:style-name="P17"/>
      <table:table table:name="Table18" table:style-name="Table18">
        <table:table-column table:style-name="Table18.A"/>
        <table:table-column table:style-name="Table18.B" table:number-columns-repeated="2"/>
        <table:table-row>
          <table:table-cell table:style-name="Table18.A1" table:number-columns-spanned="3" office:value-type="string">
            <text:p text:style-name="P23"><text:span text:style-name="T4">&lt;BASE_URL&gt;</text:span><text:span text:style-name="T11">/</text:span><text:span text:style-name="T11"><text:user-field-get text:name="app_name">smartcampus.vas.community-manager.web</text:user-field-get></text:span><text:span text:style-name="T11">/entity/&lt;ENTITY_ID&gt;</text:span></text:p>
          </table:table-cell>
          <table:covered-table-cell/>
          <table:covered-table-cell/>
        </table:table-row>
        <table:table-row>
          <table:table-cell table:style-name="Table18.A2" office:value-type="string">
            <text:p text:style-name="P23">Description</text:p>
          </table:table-cell>
          <table:table-cell table:style-name="Table18.B2" table:number-columns-spanned="2" office:value-type="string">
            <text:p text:style-name="P23">Deletes a resource</text:p>
          </table:table-cell>
          <table:covered-table-cell/>
        </table:table-row>
        <table:table-row>
          <table:table-cell table:style-name="Table18.A2" office:value-type="string">
            <text:p text:style-name="P23">HTTP METHOD</text:p>
          </table:table-cell>
          <table:table-cell table:style-name="Table18.B2" table:number-columns-spanned="2" office:value-type="string">
            <text:p text:style-name="P22">DELETE</text:p>
          </table:table-cell>
          <table:covered-table-cell/>
        </table:table-row>
        <table:table-row>
          <table:table-cell table:style-name="Table18.A2" office:value-type="string">
            <text:p text:style-name="P23">INPUT</text:p>
          </table:table-cell>
          <table:table-cell table:style-name="Table18.A2" office:value-type="string">
            <text:p text:style-name="P23">ENTITY_ID</text:p>
          </table:table-cell>
          <table:table-cell table:style-name="Table18.B2" office:value-type="string">
            <text:p text:style-name="P23">Id of the entity</text:p>
          </table:table-cell>
        </table:table-row>
        <table:table-row>
          <table:table-cell table:style-name="Table18.A2" office:value-type="string">
            <text:p text:style-name="P23">OUTPUT</text:p>
          </table:table-cell>
          <table:table-cell table:style-name="Table18.B2" table:number-columns-spanned="2" office:value-type="string">
            <text:p text:style-name="P23">True if operation gone fine, false otherwise</text:p>
          </table:table-cell>
          <table:covered-table-cell/>
        </table:table-row>
      </table:table>
      <text:p text:style-name="P15"/>
      <text:p text:style-name="P14"><text:span text:style-name="T1">Example:</text:span><text:tab/></text:p>
      <text:p text:style-name="P10"><text:span text:style-name="T7">DELETE </text:span><text:span text:style-name="T8">/</text:span><text:span text:style-name="T8"><text:user-field-get text:name="app_name">smartcampus.vas.community-manager.web</text:user-field-get></text:span><text:span text:style-name="T8">/</text:span><text:span text:style-name="T9">entity/345435345435</text:span></text:p>
      <text:p text:style-name="P9">Host: https://vas-dev.smartcampuslab.it </text:p>
      <text:p text:style-name="P2">Accept: application/json</text:p>
      <text:p text:style-name="P14"/>
      <text:p text:style-name="P14">The resulting response will look as follows:</text:p>
      <text:p text:style-name="P5"/>
      <text:p text:style-name="P2">tru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Monospace" svg:font-family="Monospace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>
        <style:background-image/>
      </style:paragraph-properties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SimSun" style:font-size-asian="10pt" style:font-weight-asian="bold" style:font-name-complex="Mangal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5T17:42:23.43</meta:creation-date>
    <dc:date>2013-04-04T15:59:58</dc:date>
    <meta:editing-duration>P2DT16H8M55S</meta:editing-duration>
    <meta:editing-cycles>205</meta:editing-cycles>
    <meta:generator>LibreOffice/3.5$Linux_X86_64 LibreOffice_project/350m1$Build-2</meta:generator>
    <dc:creator>Mirko Perillo</dc:creator>
    <meta:document-statistic meta:table-count="19" meta:image-count="0" meta:object-count="0" meta:page-count="15" meta:paragraph-count="495" meta:word-count="1268" meta:character-count="13879" meta:non-whitespace-character-count="12808"/>
  </office:meta>
</office:document-meta>
</file>